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TL_32_RowProperty" style:data-style-name="N0">
      <style:table-cell-properties fo:border="thin solid #000000" style:vertical-align="automatic" fo:background-color="#FA6900" style:cell-protect="protected" style:repeat-content="false"/>
      <style:paragraph-properties fo:text-align="start" fo:margin-left="0cm"/>
    </style:style>
    <style:style style:name="ce3" style:family="table-cell" style:parent-style-name="TL_32_ColHeader" style:data-style-name="N0">
      <style:table-cell-properties fo:border="thin solid #000000" style:vertical-align="automatic" fo:background-color="#69D2E7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TL_32_RowHeader" style:data-style-name="N0">
      <style:table-cell-properties fo:border-top="thin solid #000000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6" style:family="table-cell" style:parent-style-name="TL_32_RowHeader" style:data-style-name="N0">
      <style:table-cell-properties fo:border-top="thin solid #000000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7" style:family="table-cell" style:parent-style-name="TL_32_Data" style:data-style-name="N0">
      <style:table-cell-properties fo:border-top="thin solid #000000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8" style:family="table-cell" style:parent-style-name="TL_32_RowHeader" style:data-style-name="N0">
      <style:table-cell-properties fo:border-top="none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9" style:family="table-cell" style:parent-style-name="TL_32_RowHeader" style:data-style-name="N0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0" style:family="table-cell" style:parent-style-name="TL_32_Data" style:data-style-name="N0">
      <style:table-cell-properties fo:border-top="none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11" style:family="table-cell" style:parent-style-name="TL_32_RowHeader" style:data-style-name="N0">
      <style:table-cell-properties fo:border-top="none" fo:border-bottom="thin solid #000000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12" style:family="table-cell" style:parent-style-name="TL_32_RowHeader" style:data-style-name="N0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3" style:family="table-cell" style:parent-style-name="TL_32_Data" style:data-style-name="N0">
      <style:table-cell-properties fo:border-top="none" fo:border-bottom="thin solid #000000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emeente</text:p>
          </table:table-cell>
          <table:table-cell office:value-type="string" table:style-name="ce3">
            <text:p>Geslacht</text:p>
          </table:table-cell>
          <table:table-cell office:value-type="string" table:style-name="ce3">
            <text:p>PopulatieCBS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5">
            <text:p>Aa en Hunze</text:p>
          </table:table-cell>
          <table:table-cell office:value-type="string" table:style-name="ce6">
            <text:p>Mannen</text:p>
          </table:table-cell>
          <table:table-cell office:value-type="float" office:value="12840" table:style-name="ce7">
            <text:p>128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8">
            <text:p>Aalburg</text:p>
          </table:table-cell>
          <table:table-cell office:value-type="string" table:style-name="ce9">
            <text:p>Mannen</text:p>
          </table:table-cell>
          <table:table-cell office:value-type="float" office:value="6373" table:style-name="ce10">
            <text:p>6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Mannen</text:p>
          </table:table-cell>
          <table:table-cell office:value-type="float" office:value="14955" table:style-name="ce10">
            <text:p>149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Mannen</text:p>
          </table:table-cell>
          <table:table-cell office:value-type="float" office:value="13757" table:style-name="ce10">
            <text:p>137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Mannen</text:p>
          </table:table-cell>
          <table:table-cell office:value-type="float" office:value="4316" table:style-name="ce10">
            <text:p>4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Mannen</text:p>
          </table:table-cell>
          <table:table-cell office:value-type="float" office:value="14270" table:style-name="ce10">
            <text:p>142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Mannen</text:p>
          </table:table-cell>
          <table:table-cell office:value-type="float" office:value="9394" table:style-name="ce10">
            <text:p>93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Mannen</text:p>
          </table:table-cell>
          <table:table-cell office:value-type="float" office:value="12251" table:style-name="ce10">
            <text:p>12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Mannen</text:p>
          </table:table-cell>
          <table:table-cell office:value-type="float" office:value="46293" table:style-name="ce10">
            <text:p>462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Mannen</text:p>
          </table:table-cell>
          <table:table-cell office:value-type="float" office:value="35990" table:style-name="ce10">
            <text:p>35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Mannen</text:p>
          </table:table-cell>
          <table:table-cell office:value-type="float" office:value="94639" table:style-name="ce10">
            <text:p>946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Mannen</text:p>
          </table:table-cell>
          <table:table-cell office:value-type="float" office:value="35879" table:style-name="ce10">
            <text:p>358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Mannen</text:p>
          </table:table-cell>
          <table:table-cell office:value-type="float" office:value="4800" table:style-name="ce10">
            <text:p>48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Mannen</text:p>
          </table:table-cell>
          <table:table-cell office:value-type="float" office:value="1751" table:style-name="ce10">
            <text:p>1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Mannen</text:p>
          </table:table-cell>
          <table:table-cell office:value-type="float" office:value="71979" table:style-name="ce10">
            <text:p>71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Mannen</text:p>
          </table:table-cell>
          <table:table-cell office:value-type="float" office:value="38921" table:style-name="ce10">
            <text:p>389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Mannen</text:p>
          </table:table-cell>
          <table:table-cell office:value-type="float" office:value="383802" table:style-name="ce10">
            <text:p>3838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Mannen</text:p>
          </table:table-cell>
          <table:table-cell office:value-type="float" office:value="3362" table:style-name="ce10">
            <text:p>3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Mannen</text:p>
          </table:table-cell>
          <table:table-cell office:value-type="float" office:value="7216" table:style-name="ce10">
            <text:p>72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Mannen</text:p>
          </table:table-cell>
          <table:table-cell office:value-type="float" office:value="77088" table:style-name="ce10">
            <text:p>770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Mannen</text:p>
          </table:table-cell>
          <table:table-cell office:value-type="float" office:value="5871" table:style-name="ce10">
            <text:p>58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Mannen</text:p>
          </table:table-cell>
          <table:table-cell office:value-type="float" office:value="73507" table:style-name="ce10">
            <text:p>73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Mannen</text:p>
          </table:table-cell>
          <table:table-cell office:value-type="float" office:value="32829" table:style-name="ce10">
            <text:p>328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Mannen</text:p>
          </table:table-cell>
          <table:table-cell office:value-type="float" office:value="8343" table:style-name="ce10">
            <text:p>83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Mannen</text:p>
          </table:table-cell>
          <table:table-cell office:value-type="float" office:value="3424" table:style-name="ce10">
            <text:p>3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Mannen</text:p>
          </table:table-cell>
          <table:table-cell office:value-type="float" office:value="11715" table:style-name="ce10">
            <text:p>117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Mannen</text:p>
          </table:table-cell>
          <table:table-cell office:value-type="float" office:value="23144" table:style-name="ce10">
            <text:p>231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Mannen</text:p>
          </table:table-cell>
          <table:table-cell office:value-type="float" office:value="26365" table:style-name="ce10">
            <text:p>263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Mannen</text:p>
          </table:table-cell>
          <table:table-cell office:value-type="float" office:value="5280" table:style-name="ce10">
            <text:p>52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Mannen</text:p>
          </table:table-cell>
          <table:table-cell office:value-type="float" office:value="8057" table:style-name="ce10">
            <text:p>80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Mannen</text:p>
          </table:table-cell>
          <table:table-cell office:value-type="float" office:value="4294" table:style-name="ce10">
            <text:p>4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Mannen</text:p>
          </table:table-cell>
          <table:table-cell office:value-type="float" office:value="6983" table:style-name="ce10">
            <text:p>69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Mannen</text:p>
          </table:table-cell>
          <table:table-cell office:value-type="float" office:value="4738" table:style-name="ce10">
            <text:p>47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Mannen</text:p>
          </table:table-cell>
          <table:table-cell office:value-type="float" office:value="4843" table:style-name="ce10">
            <text:p>48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Mannen</text:p>
          </table:table-cell>
          <table:table-cell office:value-type="float" office:value="9173" table:style-name="ce10">
            <text:p>91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Mannen</text:p>
          </table:table-cell>
          <table:table-cell office:value-type="float" office:value="6682" table:style-name="ce10">
            <text:p>66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Mannen</text:p>
          </table:table-cell>
          <table:table-cell office:value-type="float" office:value="15000" table:style-name="ce10">
            <text:p>150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Mannen</text:p>
          </table:table-cell>
          <table:table-cell office:value-type="float" office:value="32639" table:style-name="ce10">
            <text:p>326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Mannen</text:p>
          </table:table-cell>
          <table:table-cell office:value-type="float" office:value="22546" table:style-name="ce10">
            <text:p>225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Mannen</text:p>
          </table:table-cell>
          <table:table-cell office:value-type="float" office:value="14961" table:style-name="ce10">
            <text:p>149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Mannen</text:p>
          </table:table-cell>
          <table:table-cell office:value-type="float" office:value="6235" table:style-name="ce10">
            <text:p>62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Mannen</text:p>
          </table:table-cell>
          <table:table-cell office:value-type="float" office:value="14387" table:style-name="ce10">
            <text:p>14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Mannen</text:p>
          </table:table-cell>
          <table:table-cell office:value-type="float" office:value="12739" table:style-name="ce10">
            <text:p>127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Mannen</text:p>
          </table:table-cell>
          <table:table-cell office:value-type="float" office:value="19407" table:style-name="ce10">
            <text:p>194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Mannen</text:p>
          </table:table-cell>
          <table:table-cell office:value-type="float" office:value="5614" table:style-name="ce10">
            <text:p>56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Mannen</text:p>
          </table:table-cell>
          <table:table-cell office:value-type="float" office:value="19954" table:style-name="ce10">
            <text:p>199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Mannen</text:p>
          </table:table-cell>
          <table:table-cell office:value-type="float" office:value="14369" table:style-name="ce10">
            <text:p>143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Mannen</text:p>
          </table:table-cell>
          <table:table-cell office:value-type="float" office:value="9880" table:style-name="ce10">
            <text:p>98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Mannen</text:p>
          </table:table-cell>
          <table:table-cell office:value-type="float" office:value="4331" table:style-name="ce10">
            <text:p>43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Mannen</text:p>
          </table:table-cell>
          <table:table-cell office:value-type="float" office:value="10455" table:style-name="ce10">
            <text:p>10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Mannen</text:p>
          </table:table-cell>
          <table:table-cell office:value-type="float" office:value="9702" table:style-name="ce10">
            <text:p>97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Mannen</text:p>
          </table:table-cell>
          <table:table-cell office:value-type="float" office:value="9754" table:style-name="ce10">
            <text:p>97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Mannen</text:p>
          </table:table-cell>
          <table:table-cell office:value-type="float" office:value="5040" table:style-name="ce10">
            <text:p>5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Mannen</text:p>
          </table:table-cell>
          <table:table-cell office:value-type="float" office:value="3742" table:style-name="ce10">
            <text:p>37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Mannen</text:p>
          </table:table-cell>
          <table:table-cell office:value-type="float" office:value="4918" table:style-name="ce10">
            <text:p>4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Mannen</text:p>
          </table:table-cell>
          <table:table-cell office:value-type="float" office:value="12951" table:style-name="ce10">
            <text:p>129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Mannen</text:p>
          </table:table-cell>
          <table:table-cell office:value-type="float" office:value="10793" table:style-name="ce10">
            <text:p>107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Mannen</text:p>
          </table:table-cell>
          <table:table-cell office:value-type="float" office:value="11506" table:style-name="ce10">
            <text:p>115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Mannen</text:p>
          </table:table-cell>
          <table:table-cell office:value-type="float" office:value="7509" table:style-name="ce10">
            <text:p>75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Mannen</text:p>
          </table:table-cell>
          <table:table-cell office:value-type="float" office:value="14312" table:style-name="ce10">
            <text:p>143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Mannen</text:p>
          </table:table-cell>
          <table:table-cell office:value-type="float" office:value="15017" table:style-name="ce10">
            <text:p>150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Mannen</text:p>
          </table:table-cell>
          <table:table-cell office:value-type="float" office:value="85006" table:style-name="ce10">
            <text:p>85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Mannen</text:p>
          </table:table-cell>
          <table:table-cell office:value-type="float" office:value="7285" table:style-name="ce10">
            <text:p>7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Mannen</text:p>
          </table:table-cell>
          <table:table-cell office:value-type="float" office:value="7960" table:style-name="ce10">
            <text:p>7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Mannen</text:p>
          </table:table-cell>
          <table:table-cell office:value-type="float" office:value="18706" table:style-name="ce10">
            <text:p>18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Mannen</text:p>
          </table:table-cell>
          <table:table-cell office:value-type="float" office:value="10466" table:style-name="ce10">
            <text:p>104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Mannen</text:p>
          </table:table-cell>
          <table:table-cell office:value-type="float" office:value="14308" table:style-name="ce10">
            <text:p>143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Mannen</text:p>
          </table:table-cell>
          <table:table-cell office:value-type="float" office:value="7132" table:style-name="ce10">
            <text:p>71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Mannen</text:p>
          </table:table-cell>
          <table:table-cell office:value-type="float" office:value="10082" table:style-name="ce10">
            <text:p>100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Mannen</text:p>
          </table:table-cell>
          <table:table-cell office:value-type="float" office:value="13006" table:style-name="ce10">
            <text:p>13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Mannen</text:p>
          </table:table-cell>
          <table:table-cell office:value-type="float" office:value="15357" table:style-name="ce10">
            <text:p>153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Mannen</text:p>
          </table:table-cell>
          <table:table-cell office:value-type="float" office:value="31959" table:style-name="ce10">
            <text:p>319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Mannen</text:p>
          </table:table-cell>
          <table:table-cell office:value-type="float" office:value="16911" table:style-name="ce10">
            <text:p>16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Mannen</text:p>
          </table:table-cell>
          <table:table-cell office:value-type="float" office:value="17971" table:style-name="ce10">
            <text:p>179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Mannen</text:p>
          </table:table-cell>
          <table:table-cell office:value-type="float" office:value="10292" table:style-name="ce10">
            <text:p>10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Mannen</text:p>
          </table:table-cell>
          <table:table-cell office:value-type="float" office:value="6347" table:style-name="ce10">
            <text:p>63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Mannen</text:p>
          </table:table-cell>
          <table:table-cell office:value-type="float" office:value="12310" table:style-name="ce10">
            <text:p>123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Mannen</text:p>
          </table:table-cell>
          <table:table-cell office:value-type="float" office:value="13673" table:style-name="ce10">
            <text:p>136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Mannen</text:p>
          </table:table-cell>
          <table:table-cell office:value-type="float" office:value="13884" table:style-name="ce10">
            <text:p>138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Mannen</text:p>
          </table:table-cell>
          <table:table-cell office:value-type="float" office:value="9662" table:style-name="ce10">
            <text:p>96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Mannen</text:p>
          </table:table-cell>
          <table:table-cell office:value-type="float" office:value="51652" table:style-name="ce10">
            <text:p>516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Mannen</text:p>
          </table:table-cell>
          <table:table-cell office:value-type="float" office:value="13296" table:style-name="ce10">
            <text:p>132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Mannen</text:p>
          </table:table-cell>
          <table:table-cell office:value-type="float" office:value="15926" table:style-name="ce10">
            <text:p>15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Mannen</text:p>
          </table:table-cell>
          <table:table-cell office:value-type="float" office:value="48628" table:style-name="ce10">
            <text:p>48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Mannen</text:p>
          </table:table-cell>
          <table:table-cell office:value-type="float" office:value="12090" table:style-name="ce10">
            <text:p>120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Mannen</text:p>
          </table:table-cell>
          <table:table-cell office:value-type="float" office:value="13226" table:style-name="ce10">
            <text:p>132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Mannen</text:p>
          </table:table-cell>
          <table:table-cell office:value-type="float" office:value="4188" table:style-name="ce10">
            <text:p>41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Mannen</text:p>
          </table:table-cell>
          <table:table-cell office:value-type="float" office:value="5693" table:style-name="ce10">
            <text:p>56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Mannen</text:p>
          </table:table-cell>
          <table:table-cell office:value-type="float" office:value="27728" table:style-name="ce10">
            <text:p>27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Mannen</text:p>
          </table:table-cell>
          <table:table-cell office:value-type="float" office:value="12481" table:style-name="ce10">
            <text:p>12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Mannen</text:p>
          </table:table-cell>
          <table:table-cell office:value-type="float" office:value="12191" table:style-name="ce10">
            <text:p>121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Mannen</text:p>
          </table:table-cell>
          <table:table-cell office:value-type="float" office:value="58526" table:style-name="ce10">
            <text:p>585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Mannen</text:p>
          </table:table-cell>
          <table:table-cell office:value-type="float" office:value="9815" table:style-name="ce10">
            <text:p>98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Mannen</text:p>
          </table:table-cell>
          <table:table-cell office:value-type="float" office:value="13223" table:style-name="ce10">
            <text:p>132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Mannen</text:p>
          </table:table-cell>
          <table:table-cell office:value-type="float" office:value="20303" table:style-name="ce10">
            <text:p>203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Mannen</text:p>
          </table:table-cell>
          <table:table-cell office:value-type="float" office:value="9005" table:style-name="ce10">
            <text:p>90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Mannen</text:p>
          </table:table-cell>
          <table:table-cell office:value-type="float" office:value="12533" table:style-name="ce10">
            <text:p>125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Mannen</text:p>
          </table:table-cell>
          <table:table-cell office:value-type="float" office:value="16197" table:style-name="ce10">
            <text:p>161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Mannen</text:p>
          </table:table-cell>
          <table:table-cell office:value-type="float" office:value="14322" table:style-name="ce10">
            <text:p>143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Mannen</text:p>
          </table:table-cell>
          <table:table-cell office:value-type="float" office:value="53146" table:style-name="ce10">
            <text:p>531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Mannen</text:p>
          </table:table-cell>
          <table:table-cell office:value-type="float" office:value="4369" table:style-name="ce10">
            <text:p>43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Mannen</text:p>
          </table:table-cell>
          <table:table-cell office:value-type="float" office:value="8325" table:style-name="ce10">
            <text:p>83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Mannen</text:p>
          </table:table-cell>
          <table:table-cell office:value-type="float" office:value="9237" table:style-name="ce10">
            <text:p>9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Mannen</text:p>
          </table:table-cell>
          <table:table-cell office:value-type="float" office:value="5740" table:style-name="ce10">
            <text:p>57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Mannen</text:p>
          </table:table-cell>
          <table:table-cell office:value-type="float" office:value="109977" table:style-name="ce10">
            <text:p>1099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Mannen</text:p>
          </table:table-cell>
          <table:table-cell office:value-type="float" office:value="11009" table:style-name="ce10">
            <text:p>110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Mannen</text:p>
          </table:table-cell>
          <table:table-cell office:value-type="float" office:value="54040" table:style-name="ce10">
            <text:p>54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Mannen</text:p>
          </table:table-cell>
          <table:table-cell office:value-type="float" office:value="9093" table:style-name="ce10">
            <text:p>90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Mannen</text:p>
          </table:table-cell>
          <table:table-cell office:value-type="float" office:value="80122" table:style-name="ce10">
            <text:p>80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Mannen</text:p>
          </table:table-cell>
          <table:table-cell office:value-type="float" office:value="16192" table:style-name="ce10">
            <text:p>161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Mannen</text:p>
          </table:table-cell>
          <table:table-cell office:value-type="float" office:value="12858" table:style-name="ce10">
            <text:p>128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Mannen</text:p>
          </table:table-cell>
          <table:table-cell office:value-type="float" office:value="20690" table:style-name="ce10">
            <text:p>206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Mannen</text:p>
          </table:table-cell>
          <table:table-cell office:value-type="float" office:value="4542" table:style-name="ce10">
            <text:p>45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Mannen</text:p>
          </table:table-cell>
          <table:table-cell office:value-type="float" office:value="10473" table:style-name="ce10">
            <text:p>104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Mannen</text:p>
          </table:table-cell>
          <table:table-cell office:value-type="float" office:value="5168" table:style-name="ce10">
            <text:p>51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Mannen</text:p>
          </table:table-cell>
          <table:table-cell office:value-type="float" office:value="10587" table:style-name="ce10">
            <text:p>105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Mannen</text:p>
          </table:table-cell>
          <table:table-cell office:value-type="float" office:value="12997" table:style-name="ce10">
            <text:p>12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Mannen</text:p>
          </table:table-cell>
          <table:table-cell office:value-type="float" office:value="19001" table:style-name="ce10">
            <text:p>190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Mannen</text:p>
          </table:table-cell>
          <table:table-cell office:value-type="float" office:value="14625" table:style-name="ce10">
            <text:p>146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Mannen</text:p>
          </table:table-cell>
          <table:table-cell office:value-type="float" office:value="8906" table:style-name="ce10">
            <text:p>8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Mannen</text:p>
          </table:table-cell>
          <table:table-cell office:value-type="float" office:value="7326" table:style-name="ce10">
            <text:p>7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Mannen</text:p>
          </table:table-cell>
          <table:table-cell office:value-type="float" office:value="13042" table:style-name="ce10">
            <text:p>130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Mannen</text:p>
          </table:table-cell>
          <table:table-cell office:value-type="float" office:value="5633" table:style-name="ce10">
            <text:p>56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Mannen</text:p>
          </table:table-cell>
          <table:table-cell office:value-type="float" office:value="17887" table:style-name="ce10">
            <text:p>17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Mannen</text:p>
          </table:table-cell>
          <table:table-cell office:value-type="float" office:value="11304" table:style-name="ce10">
            <text:p>11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Mannen</text:p>
          </table:table-cell>
          <table:table-cell office:value-type="float" office:value="17117" table:style-name="ce10">
            <text:p>171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Mannen</text:p>
          </table:table-cell>
          <table:table-cell office:value-type="float" office:value="34738" table:style-name="ce10">
            <text:p>347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Mannen</text:p>
          </table:table-cell>
          <table:table-cell office:value-type="float" office:value="5035" table:style-name="ce10">
            <text:p>5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Mannen</text:p>
          </table:table-cell>
          <table:table-cell office:value-type="float" office:value="3255" table:style-name="ce10">
            <text:p>32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Mannen</text:p>
          </table:table-cell>
          <table:table-cell office:value-type="float" office:value="6721" table:style-name="ce10">
            <text:p>67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Mannen</text:p>
          </table:table-cell>
          <table:table-cell office:value-type="float" office:value="244040" table:style-name="ce10">
            <text:p>244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Mannen</text:p>
          </table:table-cell>
          <table:table-cell office:value-type="float" office:value="9220" table:style-name="ce10">
            <text:p>92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Mannen</text:p>
          </table:table-cell>
          <table:table-cell office:value-type="float" office:value="94064" table:style-name="ce10">
            <text:p>940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Mannen</text:p>
          </table:table-cell>
          <table:table-cell office:value-type="float" office:value="6256" table:style-name="ce10">
            <text:p>62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Mannen</text:p>
          </table:table-cell>
          <table:table-cell office:value-type="float" office:value="7311" table:style-name="ce10">
            <text:p>73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Mannen</text:p>
          </table:table-cell>
          <table:table-cell office:value-type="float" office:value="12262" table:style-name="ce10">
            <text:p>122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Mannen</text:p>
          </table:table-cell>
          <table:table-cell office:value-type="float" office:value="6957" table:style-name="ce10">
            <text:p>69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Mannen</text:p>
          </table:table-cell>
          <table:table-cell office:value-type="float" office:value="73260" table:style-name="ce10">
            <text:p>732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Mannen</text:p>
          </table:table-cell>
          <table:table-cell office:value-type="float" office:value="2687" table:style-name="ce10">
            <text:p>26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Mannen</text:p>
          </table:table-cell>
          <table:table-cell office:value-type="float" office:value="71310" table:style-name="ce10">
            <text:p>713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Mannen</text:p>
          </table:table-cell>
          <table:table-cell office:value-type="float" office:value="14586" table:style-name="ce10">
            <text:p>145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Mannen</text:p>
          </table:table-cell>
          <table:table-cell office:value-type="float" office:value="30016" table:style-name="ce10">
            <text:p>300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Mannen</text:p>
          </table:table-cell>
          <table:table-cell office:value-type="float" office:value="22117" table:style-name="ce10">
            <text:p>221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Mannen</text:p>
          </table:table-cell>
          <table:table-cell office:value-type="float" office:value="8724" table:style-name="ce10">
            <text:p>87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Mannen</text:p>
          </table:table-cell>
          <table:table-cell office:value-type="float" office:value="8737" table:style-name="ce10">
            <text:p>87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Mannen</text:p>
          </table:table-cell>
          <table:table-cell office:value-type="float" office:value="8288" table:style-name="ce10">
            <text:p>82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Mannen</text:p>
          </table:table-cell>
          <table:table-cell office:value-type="float" office:value="7956" table:style-name="ce10">
            <text:p>79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Mannen</text:p>
          </table:table-cell>
          <table:table-cell office:value-type="float" office:value="5753" table:style-name="ce10">
            <text:p>57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Mannen</text:p>
          </table:table-cell>
          <table:table-cell office:value-type="float" office:value="19237" table:style-name="ce10">
            <text:p>19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Mannen</text:p>
          </table:table-cell>
          <table:table-cell office:value-type="float" office:value="12324" table:style-name="ce10">
            <text:p>123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Mannen</text:p>
          </table:table-cell>
          <table:table-cell office:value-type="float" office:value="9023" table:style-name="ce10">
            <text:p>90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Mannen</text:p>
          </table:table-cell>
          <table:table-cell office:value-type="float" office:value="21351" table:style-name="ce10">
            <text:p>21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Mannen</text:p>
          </table:table-cell>
          <table:table-cell office:value-type="float" office:value="26162" table:style-name="ce10">
            <text:p>261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Mannen</text:p>
          </table:table-cell>
          <table:table-cell office:value-type="float" office:value="44122" table:style-name="ce10">
            <text:p>44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Mannen</text:p>
          </table:table-cell>
          <table:table-cell office:value-type="float" office:value="7722" table:style-name="ce10">
            <text:p>7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Mannen</text:p>
          </table:table-cell>
          <table:table-cell office:value-type="float" office:value="11133" table:style-name="ce10">
            <text:p>111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Mannen</text:p>
          </table:table-cell>
          <table:table-cell office:value-type="float" office:value="28385" table:style-name="ce10">
            <text:p>283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Mannen</text:p>
          </table:table-cell>
          <table:table-cell office:value-type="float" office:value="17842" table:style-name="ce10">
            <text:p>17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Mannen</text:p>
          </table:table-cell>
          <table:table-cell office:value-type="float" office:value="19847" table:style-name="ce10">
            <text:p>198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Mannen</text:p>
          </table:table-cell>
          <table:table-cell office:value-type="float" office:value="44401" table:style-name="ce10">
            <text:p>444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Mannen</text:p>
          </table:table-cell>
          <table:table-cell office:value-type="float" office:value="13516" table:style-name="ce10">
            <text:p>135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Mannen</text:p>
          </table:table-cell>
          <table:table-cell office:value-type="float" office:value="40116" table:style-name="ce10">
            <text:p>401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Mannen</text:p>
          </table:table-cell>
          <table:table-cell office:value-type="float" office:value="69200" table:style-name="ce10">
            <text:p>692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Mannen</text:p>
          </table:table-cell>
          <table:table-cell office:value-type="float" office:value="8178" table:style-name="ce10">
            <text:p>81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Mannen</text:p>
          </table:table-cell>
          <table:table-cell office:value-type="float" office:value="21598" table:style-name="ce10">
            <text:p>215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Mannen</text:p>
          </table:table-cell>
          <table:table-cell office:value-type="float" office:value="10175" table:style-name="ce10">
            <text:p>101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Mannen</text:p>
          </table:table-cell>
          <table:table-cell office:value-type="float" office:value="7603" table:style-name="ce10">
            <text:p>76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Mannen</text:p>
          </table:table-cell>
          <table:table-cell office:value-type="float" office:value="41318" table:style-name="ce10">
            <text:p>413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Mannen</text:p>
          </table:table-cell>
          <table:table-cell office:value-type="float" office:value="17650" table:style-name="ce10">
            <text:p>17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Mannen</text:p>
          </table:table-cell>
          <table:table-cell office:value-type="float" office:value="27206" table:style-name="ce10">
            <text:p>272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Mannen</text:p>
          </table:table-cell>
          <table:table-cell office:value-type="float" office:value="17148" table:style-name="ce10">
            <text:p>171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Mannen</text:p>
          </table:table-cell>
          <table:table-cell office:value-type="float" office:value="34904" table:style-name="ce10">
            <text:p>349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Mannen</text:p>
          </table:table-cell>
          <table:table-cell office:value-type="float" office:value="21130" table:style-name="ce10">
            <text:p>211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Mannen</text:p>
          </table:table-cell>
          <table:table-cell office:value-type="float" office:value="23678" table:style-name="ce10">
            <text:p>23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Mannen</text:p>
          </table:table-cell>
          <table:table-cell office:value-type="float" office:value="20236" table:style-name="ce10">
            <text:p>202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Mannen</text:p>
          </table:table-cell>
          <table:table-cell office:value-type="float" office:value="13808" table:style-name="ce10">
            <text:p>138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Mannen</text:p>
          </table:table-cell>
          <table:table-cell office:value-type="float" office:value="16765" table:style-name="ce10">
            <text:p>167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Mannen</text:p>
          </table:table-cell>
          <table:table-cell office:value-type="float" office:value="13034" table:style-name="ce10">
            <text:p>130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Mannen</text:p>
          </table:table-cell>
          <table:table-cell office:value-type="float" office:value="25033" table:style-name="ce10">
            <text:p>250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Mannen</text:p>
          </table:table-cell>
          <table:table-cell office:value-type="float" office:value="6142" table:style-name="ce10">
            <text:p>61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Mannen</text:p>
          </table:table-cell>
          <table:table-cell office:value-type="float" office:value="30894" table:style-name="ce10">
            <text:p>308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Mannen</text:p>
          </table:table-cell>
          <table:table-cell office:value-type="float" office:value="23615" table:style-name="ce10">
            <text:p>236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Mannen</text:p>
          </table:table-cell>
          <table:table-cell office:value-type="float" office:value="11112" table:style-name="ce10">
            <text:p>111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Mannen</text:p>
          </table:table-cell>
          <table:table-cell office:value-type="float" office:value="6634" table:style-name="ce10">
            <text:p>66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Mannen</text:p>
          </table:table-cell>
          <table:table-cell office:value-type="float" office:value="5443" table:style-name="ce10">
            <text:p>5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Mannen</text:p>
          </table:table-cell>
          <table:table-cell office:value-type="float" office:value="13923" table:style-name="ce10">
            <text:p>139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Mannen</text:p>
          </table:table-cell>
          <table:table-cell office:value-type="float" office:value="10890" table:style-name="ce10">
            <text:p>108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Mannen</text:p>
          </table:table-cell>
          <table:table-cell office:value-type="float" office:value="7670" table:style-name="ce10">
            <text:p>76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Mannen</text:p>
          </table:table-cell>
          <table:table-cell office:value-type="float" office:value="18762" table:style-name="ce10">
            <text:p>18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Mannen</text:p>
          </table:table-cell>
          <table:table-cell office:value-type="float" office:value="4927" table:style-name="ce10">
            <text:p>4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Mannen</text:p>
          </table:table-cell>
          <table:table-cell office:value-type="float" office:value="13466" table:style-name="ce10">
            <text:p>134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Mannen</text:p>
          </table:table-cell>
          <table:table-cell office:value-type="float" office:value="26925" table:style-name="ce10">
            <text:p>269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Mannen</text:p>
          </table:table-cell>
          <table:table-cell office:value-type="float" office:value="5421" table:style-name="ce10">
            <text:p>54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Mannen</text:p>
          </table:table-cell>
          <table:table-cell office:value-type="float" office:value="9565" table:style-name="ce10">
            <text:p>9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Mannen</text:p>
          </table:table-cell>
          <table:table-cell office:value-type="float" office:value="10149" table:style-name="ce10">
            <text:p>10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Mannen</text:p>
          </table:table-cell>
          <table:table-cell office:value-type="float" office:value="46405" table:style-name="ce10">
            <text:p>464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Mannen</text:p>
          </table:table-cell>
          <table:table-cell office:value-type="float" office:value="5224" table:style-name="ce10">
            <text:p>52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Mannen</text:p>
          </table:table-cell>
          <table:table-cell office:value-type="float" office:value="57527" table:style-name="ce10">
            <text:p>575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Mannen</text:p>
          </table:table-cell>
          <table:table-cell office:value-type="float" office:value="12870" table:style-name="ce10">
            <text:p>128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Mannen</text:p>
          </table:table-cell>
          <table:table-cell office:value-type="float" office:value="34445" table:style-name="ce10">
            <text:p>34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Mannen</text:p>
          </table:table-cell>
          <table:table-cell office:value-type="float" office:value="37522" table:style-name="ce10">
            <text:p>37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Mannen</text:p>
          </table:table-cell>
          <table:table-cell office:value-type="float" office:value="6920" table:style-name="ce10">
            <text:p>69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Mannen</text:p>
          </table:table-cell>
          <table:table-cell office:value-type="float" office:value="18484" table:style-name="ce10">
            <text:p>18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Mannen</text:p>
          </table:table-cell>
          <table:table-cell office:value-type="float" office:value="14001" table:style-name="ce10">
            <text:p>140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Mannen</text:p>
          </table:table-cell>
          <table:table-cell office:value-type="float" office:value="4899" table:style-name="ce10">
            <text:p>48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Mannen</text:p>
          </table:table-cell>
          <table:table-cell office:value-type="float" office:value="5438" table:style-name="ce10">
            <text:p>54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Mannen</text:p>
          </table:table-cell>
          <table:table-cell office:value-type="float" office:value="22583" table:style-name="ce10">
            <text:p>225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Mannen</text:p>
          </table:table-cell>
          <table:table-cell office:value-type="float" office:value="11159" table:style-name="ce10">
            <text:p>111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Mannen</text:p>
          </table:table-cell>
          <table:table-cell office:value-type="float" office:value="3393" table:style-name="ce10">
            <text:p>33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Mannen</text:p>
          </table:table-cell>
          <table:table-cell office:value-type="float" office:value="5600" table:style-name="ce10">
            <text:p>56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Mannen</text:p>
          </table:table-cell>
          <table:table-cell office:value-type="float" office:value="16372" table:style-name="ce10">
            <text:p>163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Mannen</text:p>
          </table:table-cell>
          <table:table-cell office:value-type="float" office:value="4167" table:style-name="ce10">
            <text:p>41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Mannen</text:p>
          </table:table-cell>
          <table:table-cell office:value-type="float" office:value="11341" table:style-name="ce10">
            <text:p>113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Mannen</text:p>
          </table:table-cell>
          <table:table-cell office:value-type="float" office:value="7164" table:style-name="ce10">
            <text:p>7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Mannen</text:p>
          </table:table-cell>
          <table:table-cell office:value-type="float" office:value="5342" table:style-name="ce10">
            <text:p>5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Mannen</text:p>
          </table:table-cell>
          <table:table-cell office:value-type="float" office:value="11377" table:style-name="ce10">
            <text:p>113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Mannen</text:p>
          </table:table-cell>
          <table:table-cell office:value-type="float" office:value="19422" table:style-name="ce10">
            <text:p>194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Mannen</text:p>
          </table:table-cell>
          <table:table-cell office:value-type="float" office:value="5642" table:style-name="ce10">
            <text:p>56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Mannen</text:p>
          </table:table-cell>
          <table:table-cell office:value-type="float" office:value="12095" table:style-name="ce10">
            <text:p>12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Mannen</text:p>
          </table:table-cell>
          <table:table-cell office:value-type="float" office:value="12137" table:style-name="ce10">
            <text:p>121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Mannen</text:p>
          </table:table-cell>
          <table:table-cell office:value-type="float" office:value="15659" table:style-name="ce10">
            <text:p>156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Mannen</text:p>
          </table:table-cell>
          <table:table-cell office:value-type="float" office:value="57538" table:style-name="ce10">
            <text:p>575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Mannen</text:p>
          </table:table-cell>
          <table:table-cell office:value-type="float" office:value="6747" table:style-name="ce10">
            <text:p>67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Mannen</text:p>
          </table:table-cell>
          <table:table-cell office:value-type="float" office:value="5336" table:style-name="ce10">
            <text:p>5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Mannen</text:p>
          </table:table-cell>
          <table:table-cell office:value-type="float" office:value="5396" table:style-name="ce10">
            <text:p>53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Mannen</text:p>
          </table:table-cell>
          <table:table-cell office:value-type="float" office:value="14009" table:style-name="ce10">
            <text:p>140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Mannen</text:p>
          </table:table-cell>
          <table:table-cell office:value-type="float" office:value="9575" table:style-name="ce10">
            <text:p>95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Mannen</text:p>
          </table:table-cell>
          <table:table-cell office:value-type="float" office:value="6979" table:style-name="ce10">
            <text:p>6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Mannen</text:p>
          </table:table-cell>
          <table:table-cell office:value-type="float" office:value="6304" table:style-name="ce10">
            <text:p>6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Mannen</text:p>
          </table:table-cell>
          <table:table-cell office:value-type="float" office:value="15836" table:style-name="ce10">
            <text:p>158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Mannen</text:p>
          </table:table-cell>
          <table:table-cell office:value-type="float" office:value="23384" table:style-name="ce10">
            <text:p>233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Mannen</text:p>
          </table:table-cell>
          <table:table-cell office:value-type="float" office:value="8846" table:style-name="ce10">
            <text:p>88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Mannen</text:p>
          </table:table-cell>
          <table:table-cell office:value-type="float" office:value="9188" table:style-name="ce10">
            <text:p>91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Mannen</text:p>
          </table:table-cell>
          <table:table-cell office:value-type="float" office:value="16751" table:style-name="ce10">
            <text:p>16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Mannen</text:p>
          </table:table-cell>
          <table:table-cell office:value-type="float" office:value="5598" table:style-name="ce10">
            <text:p>55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Mannen</text:p>
          </table:table-cell>
          <table:table-cell office:value-type="float" office:value="2963" table:style-name="ce10">
            <text:p>29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Mannen</text:p>
          </table:table-cell>
          <table:table-cell office:value-type="float" office:value="18249" table:style-name="ce10">
            <text:p>182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Mannen</text:p>
          </table:table-cell>
          <table:table-cell office:value-type="float" office:value="17419" table:style-name="ce10">
            <text:p>174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Mannen</text:p>
          </table:table-cell>
          <table:table-cell office:value-type="float" office:value="6767" table:style-name="ce10">
            <text:p>6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Mannen</text:p>
          </table:table-cell>
          <table:table-cell office:value-type="float" office:value="3966" table:style-name="ce10">
            <text:p>39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Mannen</text:p>
          </table:table-cell>
          <table:table-cell office:value-type="float" office:value="3170" table:style-name="ce10">
            <text:p>3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Mannen</text:p>
          </table:table-cell>
          <table:table-cell office:value-type="float" office:value="8241" table:style-name="ce10">
            <text:p>82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Mannen</text:p>
          </table:table-cell>
          <table:table-cell office:value-type="float" office:value="11258" table:style-name="ce10">
            <text:p>112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Mannen</text:p>
          </table:table-cell>
          <table:table-cell office:value-type="float" office:value="6917" table:style-name="ce10">
            <text:p>69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Mannen</text:p>
          </table:table-cell>
          <table:table-cell office:value-type="float" office:value="8416" table:style-name="ce10">
            <text:p>84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Mannen</text:p>
          </table:table-cell>
          <table:table-cell office:value-type="float" office:value="5980" table:style-name="ce10">
            <text:p>59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Mannen</text:p>
          </table:table-cell>
          <table:table-cell office:value-type="float" office:value="6192" table:style-name="ce10">
            <text:p>61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Mannen</text:p>
          </table:table-cell>
          <table:table-cell office:value-type="float" office:value="30194" table:style-name="ce10">
            <text:p>301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Mannen</text:p>
          </table:table-cell>
          <table:table-cell office:value-type="float" office:value="13656" table:style-name="ce10">
            <text:p>136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Mannen</text:p>
          </table:table-cell>
          <table:table-cell office:value-type="float" office:value="4881" table:style-name="ce10">
            <text:p>48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Mannen</text:p>
          </table:table-cell>
          <table:table-cell office:value-type="float" office:value="5456" table:style-name="ce10">
            <text:p>54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Mannen</text:p>
          </table:table-cell>
          <table:table-cell office:value-type="float" office:value="19792" table:style-name="ce10">
            <text:p>197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Mannen</text:p>
          </table:table-cell>
          <table:table-cell office:value-type="float" office:value="78582" table:style-name="ce10">
            <text:p>785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Mannen</text:p>
          </table:table-cell>
          <table:table-cell office:value-type="float" office:value="3742" table:style-name="ce10">
            <text:p>37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Mannen</text:p>
          </table:table-cell>
          <table:table-cell office:value-type="float" office:value="15219" table:style-name="ce10">
            <text:p>152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Mannen</text:p>
          </table:table-cell>
          <table:table-cell office:value-type="float" office:value="23447" table:style-name="ce10">
            <text:p>23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Mannen</text:p>
          </table:table-cell>
          <table:table-cell office:value-type="float" office:value="12811" table:style-name="ce10">
            <text:p>128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Mannen</text:p>
          </table:table-cell>
          <table:table-cell office:value-type="float" office:value="7878" table:style-name="ce10">
            <text:p>78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Mannen</text:p>
          </table:table-cell>
          <table:table-cell office:value-type="float" office:value="11079" table:style-name="ce10">
            <text:p>11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Mannen</text:p>
          </table:table-cell>
          <table:table-cell office:value-type="float" office:value="13170" table:style-name="ce10">
            <text:p>13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Mannen</text:p>
          </table:table-cell>
          <table:table-cell office:value-type="float" office:value="7655" table:style-name="ce10">
            <text:p>76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Mannen</text:p>
          </table:table-cell>
          <table:table-cell office:value-type="float" office:value="10933" table:style-name="ce10">
            <text:p>109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Mannen</text:p>
          </table:table-cell>
          <table:table-cell office:value-type="float" office:value="9059" table:style-name="ce10">
            <text:p>90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Mannen</text:p>
          </table:table-cell>
          <table:table-cell office:value-type="float" office:value="12631" table:style-name="ce10">
            <text:p>126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Mannen</text:p>
          </table:table-cell>
          <table:table-cell office:value-type="float" office:value="19453" table:style-name="ce10">
            <text:p>194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Mannen</text:p>
          </table:table-cell>
          <table:table-cell office:value-type="float" office:value="11449" table:style-name="ce10">
            <text:p>114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Mannen</text:p>
          </table:table-cell>
          <table:table-cell office:value-type="float" office:value="16010" table:style-name="ce10">
            <text:p>16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Mannen</text:p>
          </table:table-cell>
          <table:table-cell office:value-type="float" office:value="8842" table:style-name="ce10">
            <text:p>8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Mannen</text:p>
          </table:table-cell>
          <table:table-cell office:value-type="float" office:value="8670" table:style-name="ce10">
            <text:p>86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Mannen</text:p>
          </table:table-cell>
          <table:table-cell office:value-type="float" office:value="3976" table:style-name="ce10">
            <text:p>3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Mannen</text:p>
          </table:table-cell>
          <table:table-cell office:value-type="float" office:value="15334" table:style-name="ce10">
            <text:p>153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Mannen</text:p>
          </table:table-cell>
          <table:table-cell office:value-type="float" office:value="26602" table:style-name="ce10">
            <text:p>266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Mannen</text:p>
          </table:table-cell>
          <table:table-cell office:value-type="float" office:value="5213" table:style-name="ce10">
            <text:p>52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Mannen</text:p>
          </table:table-cell>
          <table:table-cell office:value-type="float" office:value="13026" table:style-name="ce10">
            <text:p>130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Mannen</text:p>
          </table:table-cell>
          <table:table-cell office:value-type="float" office:value="4453" table:style-name="ce10">
            <text:p>44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Mannen</text:p>
          </table:table-cell>
          <table:table-cell office:value-type="float" office:value="5754" table:style-name="ce10">
            <text:p>57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Mannen</text:p>
          </table:table-cell>
          <table:table-cell office:value-type="float" office:value="14994" table:style-name="ce10">
            <text:p>149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Mannen</text:p>
          </table:table-cell>
          <table:table-cell office:value-type="float" office:value="38705" table:style-name="ce10">
            <text:p>38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Mannen</text:p>
          </table:table-cell>
          <table:table-cell office:value-type="float" office:value="11538" table:style-name="ce10">
            <text:p>115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Mannen</text:p>
          </table:table-cell>
          <table:table-cell office:value-type="float" office:value="19922" table:style-name="ce10">
            <text:p>199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Mannen</text:p>
          </table:table-cell>
          <table:table-cell office:value-type="float" office:value="6398" table:style-name="ce10">
            <text:p>63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Mannen</text:p>
          </table:table-cell>
          <table:table-cell office:value-type="float" office:value="4038" table:style-name="ce10">
            <text:p>40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Mannen</text:p>
          </table:table-cell>
          <table:table-cell office:value-type="float" office:value="4839" table:style-name="ce10">
            <text:p>48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Mannen</text:p>
          </table:table-cell>
          <table:table-cell office:value-type="float" office:value="22857" table:style-name="ce10">
            <text:p>228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Mannen</text:p>
          </table:table-cell>
          <table:table-cell office:value-type="float" office:value="15644" table:style-name="ce10">
            <text:p>156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Mannen</text:p>
          </table:table-cell>
          <table:table-cell office:value-type="float" office:value="21896" table:style-name="ce10">
            <text:p>218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Mannen</text:p>
          </table:table-cell>
          <table:table-cell office:value-type="float" office:value="6497" table:style-name="ce10">
            <text:p>6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Mannen</text:p>
          </table:table-cell>
          <table:table-cell office:value-type="float" office:value="24660" table:style-name="ce10">
            <text:p>246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Mannen</text:p>
          </table:table-cell>
          <table:table-cell office:value-type="float" office:value="38684" table:style-name="ce10">
            <text:p>386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Mannen</text:p>
          </table:table-cell>
          <table:table-cell office:value-type="float" office:value="11768" table:style-name="ce10">
            <text:p>11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Mannen</text:p>
          </table:table-cell>
          <table:table-cell office:value-type="float" office:value="18344" table:style-name="ce10">
            <text:p>18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Mannen</text:p>
          </table:table-cell>
          <table:table-cell office:value-type="float" office:value="6626" table:style-name="ce10">
            <text:p>66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Mannen</text:p>
          </table:table-cell>
          <table:table-cell office:value-type="float" office:value="10826" table:style-name="ce10">
            <text:p>108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Mannen</text:p>
          </table:table-cell>
          <table:table-cell office:value-type="float" office:value="15210" table:style-name="ce10">
            <text:p>152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Mannen</text:p>
          </table:table-cell>
          <table:table-cell office:value-type="float" office:value="2361" table:style-name="ce10">
            <text:p>23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Mannen</text:p>
          </table:table-cell>
          <table:table-cell office:value-type="float" office:value="6414" table:style-name="ce10">
            <text:p>64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Mannen</text:p>
          </table:table-cell>
          <table:table-cell office:value-type="float" office:value="21324" table:style-name="ce10">
            <text:p>213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Mannen</text:p>
          </table:table-cell>
          <table:table-cell office:value-type="float" office:value="9391" table:style-name="ce10">
            <text:p>93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Mannen</text:p>
          </table:table-cell>
          <table:table-cell office:value-type="float" office:value="21754" table:style-name="ce10">
            <text:p>217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Mannen</text:p>
          </table:table-cell>
          <table:table-cell office:value-type="float" office:value="5464" table:style-name="ce10">
            <text:p>54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Mannen</text:p>
          </table:table-cell>
          <table:table-cell office:value-type="float" office:value="9323" table:style-name="ce10">
            <text:p>93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Mannen</text:p>
          </table:table-cell>
          <table:table-cell office:value-type="float" office:value="18617" table:style-name="ce10">
            <text:p>186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Mannen</text:p>
          </table:table-cell>
          <table:table-cell office:value-type="float" office:value="22031" table:style-name="ce10">
            <text:p>22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Mannen</text:p>
          </table:table-cell>
          <table:table-cell office:value-type="float" office:value="10624" table:style-name="ce10">
            <text:p>106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Mannen</text:p>
          </table:table-cell>
          <table:table-cell office:value-type="float" office:value="27415" table:style-name="ce10">
            <text:p>274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Mannen</text:p>
          </table:table-cell>
          <table:table-cell office:value-type="float" office:value="17040" table:style-name="ce10">
            <text:p>17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Mannen</text:p>
          </table:table-cell>
          <table:table-cell office:value-type="float" office:value="38301" table:style-name="ce10">
            <text:p>383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Mannen</text:p>
          </table:table-cell>
          <table:table-cell office:value-type="float" office:value="300319" table:style-name="ce10">
            <text:p>3003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Mannen</text:p>
          </table:table-cell>
          <table:table-cell office:value-type="float" office:value="753" table:style-name="ce10">
            <text:p>7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Mannen</text:p>
          </table:table-cell>
          <table:table-cell office:value-type="float" office:value="11205" table:style-name="ce10">
            <text:p>112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Mannen</text:p>
          </table:table-cell>
          <table:table-cell office:value-type="float" office:value="9101" table:style-name="ce10">
            <text:p>91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Mannen</text:p>
          </table:table-cell>
          <table:table-cell office:value-type="float" office:value="2726" table:style-name="ce10">
            <text:p>2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Mannen</text:p>
          </table:table-cell>
          <table:table-cell office:value-type="float" office:value="4628" table:style-name="ce10">
            <text:p>4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Mannen</text:p>
          </table:table-cell>
          <table:table-cell office:value-type="float" office:value="37250" table:style-name="ce10">
            <text:p>372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Mannen</text:p>
          </table:table-cell>
          <table:table-cell office:value-type="float" office:value="471" table:style-name="ce10">
            <text:p>4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Mannen</text:p>
          </table:table-cell>
          <table:table-cell office:value-type="float" office:value="11507" table:style-name="ce10">
            <text:p>11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Mannen</text:p>
          </table:table-cell>
          <table:table-cell office:value-type="float" office:value="6767" table:style-name="ce10">
            <text:p>6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Mannen</text:p>
          </table:table-cell>
          <table:table-cell office:value-type="float" office:value="5866" table:style-name="ce10">
            <text:p>58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Mannen</text:p>
          </table:table-cell>
          <table:table-cell office:value-type="float" office:value="16894" table:style-name="ce10">
            <text:p>168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Mannen</text:p>
          </table:table-cell>
          <table:table-cell office:value-type="float" office:value="5439" table:style-name="ce10">
            <text:p>54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Mannen</text:p>
          </table:table-cell>
          <table:table-cell office:value-type="float" office:value="6051" table:style-name="ce10">
            <text:p>60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Mannen</text:p>
          </table:table-cell>
          <table:table-cell office:value-type="float" office:value="14115" table:style-name="ce10">
            <text:p>141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Mannen</text:p>
          </table:table-cell>
          <table:table-cell office:value-type="float" office:value="8890" table:style-name="ce10">
            <text:p>88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Mannen</text:p>
          </table:table-cell>
          <table:table-cell office:value-type="float" office:value="46568" table:style-name="ce10">
            <text:p>465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Mannen</text:p>
          </table:table-cell>
          <table:table-cell office:value-type="float" office:value="13728" table:style-name="ce10">
            <text:p>13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Mannen</text:p>
          </table:table-cell>
          <table:table-cell office:value-type="float" office:value="11810" table:style-name="ce10">
            <text:p>118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Mannen</text:p>
          </table:table-cell>
          <table:table-cell office:value-type="float" office:value="7932" table:style-name="ce10">
            <text:p>7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Mannen</text:p>
          </table:table-cell>
          <table:table-cell office:value-type="float" office:value="11769" table:style-name="ce10">
            <text:p>117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Mannen</text:p>
          </table:table-cell>
          <table:table-cell office:value-type="float" office:value="27492" table:style-name="ce10">
            <text:p>274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Mannen</text:p>
          </table:table-cell>
          <table:table-cell office:value-type="float" office:value="16542" table:style-name="ce10">
            <text:p>165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Mannen</text:p>
          </table:table-cell>
          <table:table-cell office:value-type="float" office:value="22121" table:style-name="ce10">
            <text:p>221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Mannen</text:p>
          </table:table-cell>
          <table:table-cell office:value-type="float" office:value="9289" table:style-name="ce10">
            <text:p>92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Mannen</text:p>
          </table:table-cell>
          <table:table-cell office:value-type="float" office:value="7738" table:style-name="ce10">
            <text:p>77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Mannen</text:p>
          </table:table-cell>
          <table:table-cell office:value-type="float" office:value="35440" table:style-name="ce10">
            <text:p>35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Mannen</text:p>
          </table:table-cell>
          <table:table-cell office:value-type="float" office:value="16350" table:style-name="ce10">
            <text:p>16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Mannen</text:p>
          </table:table-cell>
          <table:table-cell office:value-type="float" office:value="8315" table:style-name="ce10">
            <text:p>83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Mannen</text:p>
          </table:table-cell>
          <table:table-cell office:value-type="float" office:value="10810" table:style-name="ce10">
            <text:p>108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Mannen</text:p>
          </table:table-cell>
          <table:table-cell office:value-type="float" office:value="11681" table:style-name="ce10">
            <text:p>116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Mannen</text:p>
          </table:table-cell>
          <table:table-cell office:value-type="float" office:value="21668" table:style-name="ce10">
            <text:p>21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Mannen</text:p>
          </table:table-cell>
          <table:table-cell office:value-type="float" office:value="12820" table:style-name="ce10">
            <text:p>128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Mannen</text:p>
          </table:table-cell>
          <table:table-cell office:value-type="float" office:value="4431" table:style-name="ce10">
            <text:p>44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Mannen</text:p>
          </table:table-cell>
          <table:table-cell office:value-type="float" office:value="27295" table:style-name="ce10">
            <text:p>272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Mannen</text:p>
          </table:table-cell>
          <table:table-cell office:value-type="float" office:value="2487" table:style-name="ce10">
            <text:p>2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Mannen</text:p>
          </table:table-cell>
          <table:table-cell office:value-type="float" office:value="6804" table:style-name="ce10">
            <text:p>68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Mannen</text:p>
          </table:table-cell>
          <table:table-cell office:value-type="float" office:value="17875" table:style-name="ce10">
            <text:p>178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Mannen</text:p>
          </table:table-cell>
          <table:table-cell office:value-type="float" office:value="12785" table:style-name="ce10">
            <text:p>127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Mannen</text:p>
          </table:table-cell>
          <table:table-cell office:value-type="float" office:value="20446" table:style-name="ce10">
            <text:p>204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Mannen</text:p>
          </table:table-cell>
          <table:table-cell office:value-type="float" office:value="102366" table:style-name="ce10">
            <text:p>1023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Mannen</text:p>
          </table:table-cell>
          <table:table-cell office:value-type="float" office:value="10745" table:style-name="ce10">
            <text:p>107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Mannen</text:p>
          </table:table-cell>
          <table:table-cell office:value-type="float" office:value="17071" table:style-name="ce10">
            <text:p>170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Mannen</text:p>
          </table:table-cell>
          <table:table-cell office:value-type="float" office:value="15942" table:style-name="ce10">
            <text:p>159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Mannen</text:p>
          </table:table-cell>
          <table:table-cell office:value-type="float" office:value="16047" table:style-name="ce10">
            <text:p>160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Mannen</text:p>
          </table:table-cell>
          <table:table-cell office:value-type="float" office:value="4603" table:style-name="ce10">
            <text:p>46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Mannen</text:p>
          </table:table-cell>
          <table:table-cell office:value-type="float" office:value="20224" table:style-name="ce10">
            <text:p>202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Mannen</text:p>
          </table:table-cell>
          <table:table-cell office:value-type="float" office:value="6455" table:style-name="ce10">
            <text:p>6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Mannen</text:p>
          </table:table-cell>
          <table:table-cell office:value-type="float" office:value="13856" table:style-name="ce10">
            <text:p>138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Mannen</text:p>
          </table:table-cell>
          <table:table-cell office:value-type="float" office:value="9434" table:style-name="ce10">
            <text:p>94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Mannen</text:p>
          </table:table-cell>
          <table:table-cell office:value-type="float" office:value="150571" table:style-name="ce10">
            <text:p>1505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Mannen</text:p>
          </table:table-cell>
          <table:table-cell office:value-type="float" office:value="23540" table:style-name="ce10">
            <text:p>23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Mannen</text:p>
          </table:table-cell>
          <table:table-cell office:value-type="float" office:value="4820" table:style-name="ce10">
            <text:p>48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Mannen</text:p>
          </table:table-cell>
          <table:table-cell office:value-type="float" office:value="8441" table:style-name="ce10">
            <text:p>84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Mannen</text:p>
          </table:table-cell>
          <table:table-cell office:value-type="float" office:value="15125" table:style-name="ce10">
            <text:p>151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Mannen</text:p>
          </table:table-cell>
          <table:table-cell office:value-type="float" office:value="13884" table:style-name="ce10">
            <text:p>138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Mannen</text:p>
          </table:table-cell>
          <table:table-cell office:value-type="float" office:value="30565" table:style-name="ce10">
            <text:p>30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Mannen</text:p>
          </table:table-cell>
          <table:table-cell office:value-type="float" office:value="10954" table:style-name="ce10">
            <text:p>109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Mannen</text:p>
          </table:table-cell>
          <table:table-cell office:value-type="float" office:value="18845" table:style-name="ce10">
            <text:p>188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Mannen</text:p>
          </table:table-cell>
          <table:table-cell office:value-type="float" office:value="21750" table:style-name="ce10">
            <text:p>217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Mannen</text:p>
          </table:table-cell>
          <table:table-cell office:value-type="float" office:value="33294" table:style-name="ce10">
            <text:p>33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Mannen</text:p>
          </table:table-cell>
          <table:table-cell office:value-type="float" office:value="49408" table:style-name="ce10">
            <text:p>494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Mannen</text:p>
          </table:table-cell>
          <table:table-cell office:value-type="float" office:value="21518" table:style-name="ce10">
            <text:p>215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Mannen</text:p>
          </table:table-cell>
          <table:table-cell office:value-type="float" office:value="9706" table:style-name="ce10">
            <text:p>9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Mannen</text:p>
          </table:table-cell>
          <table:table-cell office:value-type="float" office:value="34798" table:style-name="ce10">
            <text:p>347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Mannen</text:p>
          </table:table-cell>
          <table:table-cell office:value-type="float" office:value="8123" table:style-name="ce10">
            <text:p>81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Mannen</text:p>
          </table:table-cell>
          <table:table-cell office:value-type="float" office:value="576" table:style-name="ce10">
            <text:p>5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Mannen</text:p>
          </table:table-cell>
          <table:table-cell office:value-type="float" office:value="22192" table:style-name="ce10">
            <text:p>221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Mannen</text:p>
          </table:table-cell>
          <table:table-cell office:value-type="float" office:value="4887" table:style-name="ce10">
            <text:p>4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Mannen</text:p>
          </table:table-cell>
          <table:table-cell office:value-type="float" office:value="6299" table:style-name="ce10">
            <text:p>62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Mannen</text:p>
          </table:table-cell>
          <table:table-cell office:value-type="float" office:value="11455" table:style-name="ce10">
            <text:p>11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Mannen</text:p>
          </table:table-cell>
          <table:table-cell office:value-type="float" office:value="11837" table:style-name="ce10">
            <text:p>118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Mannen</text:p>
          </table:table-cell>
          <table:table-cell office:value-type="float" office:value="12751" table:style-name="ce10">
            <text:p>12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Mannen</text:p>
          </table:table-cell>
          <table:table-cell office:value-type="float" office:value="8126" table:style-name="ce10">
            <text:p>8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Mannen</text:p>
          </table:table-cell>
          <table:table-cell office:value-type="float" office:value="22994" table:style-name="ce10">
            <text:p>229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Mannen</text:p>
          </table:table-cell>
          <table:table-cell office:value-type="float" office:value="12612" table:style-name="ce10">
            <text:p>126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Mannen</text:p>
          </table:table-cell>
          <table:table-cell office:value-type="float" office:value="17589" table:style-name="ce10">
            <text:p>17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Mannen</text:p>
          </table:table-cell>
          <table:table-cell office:value-type="float" office:value="12297" table:style-name="ce10">
            <text:p>122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Mannen</text:p>
          </table:table-cell>
          <table:table-cell office:value-type="float" office:value="8560" table:style-name="ce10">
            <text:p>85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Mannen</text:p>
          </table:table-cell>
          <table:table-cell office:value-type="float" office:value="24316" table:style-name="ce10">
            <text:p>24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Mannen</text:p>
          </table:table-cell>
          <table:table-cell office:value-type="float" office:value="8709" table:style-name="ce10">
            <text:p>87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Mannen</text:p>
          </table:table-cell>
          <table:table-cell office:value-type="float" office:value="13169" table:style-name="ce10">
            <text:p>131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Mannen</text:p>
          </table:table-cell>
          <table:table-cell office:value-type="float" office:value="4448" table:style-name="ce10">
            <text:p>44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Mannen</text:p>
          </table:table-cell>
          <table:table-cell office:value-type="float" office:value="9150" table:style-name="ce10">
            <text:p>9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Mannen</text:p>
          </table:table-cell>
          <table:table-cell office:value-type="float" office:value="9657" table:style-name="ce10">
            <text:p>96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Mannen</text:p>
          </table:table-cell>
          <table:table-cell office:value-type="float" office:value="7600" table:style-name="ce10">
            <text:p>76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Mannen</text:p>
          </table:table-cell>
          <table:table-cell office:value-type="float" office:value="49688" table:style-name="ce10">
            <text:p>496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Mannen</text:p>
          </table:table-cell>
          <table:table-cell office:value-type="float" office:value="12945" table:style-name="ce10">
            <text:p>12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Mannen</text:p>
          </table:table-cell>
          <table:table-cell office:value-type="float" office:value="6946" table:style-name="ce10">
            <text:p>69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Mannen</text:p>
          </table:table-cell>
          <table:table-cell office:value-type="float" office:value="11836" table:style-name="ce10">
            <text:p>118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Mannen</text:p>
          </table:table-cell>
          <table:table-cell office:value-type="float" office:value="4348" table:style-name="ce10">
            <text:p>43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Mannen</text:p>
          </table:table-cell>
          <table:table-cell office:value-type="float" office:value="6370" table:style-name="ce10">
            <text:p>63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Mannen</text:p>
          </table:table-cell>
          <table:table-cell office:value-type="float" office:value="19967" table:style-name="ce10">
            <text:p>199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Mannen</text:p>
          </table:table-cell>
          <table:table-cell office:value-type="float" office:value="11397" table:style-name="ce10">
            <text:p>113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Mannen</text:p>
          </table:table-cell>
          <table:table-cell office:value-type="float" office:value="11446" table:style-name="ce10">
            <text:p>114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Mannen</text:p>
          </table:table-cell>
          <table:table-cell office:value-type="float" office:value="7005" table:style-name="ce10">
            <text:p>70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Mannen</text:p>
          </table:table-cell>
          <table:table-cell office:value-type="float" office:value="14409" table:style-name="ce10">
            <text:p>14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Mannen</text:p>
          </table:table-cell>
          <table:table-cell office:value-type="float" office:value="10902" table:style-name="ce10">
            <text:p>109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Mannen</text:p>
          </table:table-cell>
          <table:table-cell office:value-type="float" office:value="24627" table:style-name="ce10">
            <text:p>246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Mannen</text:p>
          </table:table-cell>
          <table:table-cell office:value-type="float" office:value="11842" table:style-name="ce10">
            <text:p>11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Mannen</text:p>
          </table:table-cell>
          <table:table-cell office:value-type="float" office:value="7903" table:style-name="ce10">
            <text:p>79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Mannen</text:p>
          </table:table-cell>
          <table:table-cell office:value-type="float" office:value="6004" table:style-name="ce10">
            <text:p>60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Mannen</text:p>
          </table:table-cell>
          <table:table-cell office:value-type="float" office:value="7226" table:style-name="ce10">
            <text:p>72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Mannen</text:p>
          </table:table-cell>
          <table:table-cell office:value-type="float" office:value="6063" table:style-name="ce10">
            <text:p>60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Mannen</text:p>
          </table:table-cell>
          <table:table-cell office:value-type="float" office:value="8252" table:style-name="ce10">
            <text:p>82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Mannen</text:p>
          </table:table-cell>
          <table:table-cell office:value-type="float" office:value="72544" table:style-name="ce10">
            <text:p>725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Mannen</text:p>
          </table:table-cell>
          <table:table-cell office:value-type="float" office:value="13299" table:style-name="ce10">
            <text:p>132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Mannen</text:p>
          </table:table-cell>
          <table:table-cell office:value-type="float" office:value="8010" table:style-name="ce10">
            <text:p>8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Mannen</text:p>
          </table:table-cell>
          <table:table-cell office:value-type="float" office:value="6632" table:style-name="ce10">
            <text:p>66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Mannen</text:p>
          </table:table-cell>
          <table:table-cell office:value-type="float" office:value="3174" table:style-name="ce10">
            <text:p>31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Mannen</text:p>
          </table:table-cell>
          <table:table-cell office:value-type="float" office:value="10719" table:style-name="ce10">
            <text:p>107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Mannen</text:p>
          </table:table-cell>
          <table:table-cell office:value-type="float" office:value="29324" table:style-name="ce10">
            <text:p>293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Mannen</text:p>
          </table:table-cell>
          <table:table-cell office:value-type="float" office:value="15854" table:style-name="ce10">
            <text:p>158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Mannen</text:p>
          </table:table-cell>
          <table:table-cell office:value-type="float" office:value="5851" table:style-name="ce10">
            <text:p>58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Mannen</text:p>
          </table:table-cell>
          <table:table-cell office:value-type="float" office:value="59736" table:style-name="ce10">
            <text:p>597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Mannen</text:p>
          </table:table-cell>
          <table:table-cell office:value-type="float" office:value="4044" table:style-name="ce10">
            <text:p>4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Mannen</text:p>
          </table:table-cell>
          <table:table-cell office:value-type="float" office:value="9280" table:style-name="ce10">
            <text:p>92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Mannen</text:p>
          </table:table-cell>
          <table:table-cell office:value-type="float" office:value="20122" table:style-name="ce10">
            <text:p>20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Mannen</text:p>
          </table:table-cell>
          <table:table-cell office:value-type="float" office:value="10807" table:style-name="ce10">
            <text:p>10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Mannen</text:p>
          </table:table-cell>
          <table:table-cell office:value-type="float" office:value="22963" table:style-name="ce10">
            <text:p>229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Mannen</text:p>
          </table:table-cell>
          <table:table-cell office:value-type="float" office:value="11149" table:style-name="ce10">
            <text:p>11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Mannen</text:p>
          </table:table-cell>
          <table:table-cell office:value-type="float" office:value="21622" table:style-name="ce10">
            <text:p>216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Mannen</text:p>
          </table:table-cell>
          <table:table-cell office:value-type="float" office:value="58697" table:style-name="ce10">
            <text:p>586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rke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 en Hunze</text:p>
          </table:table-cell>
          <table:table-cell office:value-type="string" table:style-name="ce9">
            <text:p>Vrouwen</text:p>
          </table:table-cell>
          <table:table-cell office:value-type="float" office:value="12945" table:style-name="ce10">
            <text:p>12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lburg</text:p>
          </table:table-cell>
          <table:table-cell office:value-type="string" table:style-name="ce9">
            <text:p>Vrouwen</text:p>
          </table:table-cell>
          <table:table-cell office:value-type="float" office:value="6312" table:style-name="ce10">
            <text:p>63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Vrouwen</text:p>
          </table:table-cell>
          <table:table-cell office:value-type="float" office:value="15234" table:style-name="ce10">
            <text:p>15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Vrouwen</text:p>
          </table:table-cell>
          <table:table-cell office:value-type="float" office:value="13682" table:style-name="ce10">
            <text:p>136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Vrouwen</text:p>
          </table:table-cell>
          <table:table-cell office:value-type="float" office:value="4475" table:style-name="ce10">
            <text:p>44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Vrouwen</text:p>
          </table:table-cell>
          <table:table-cell office:value-type="float" office:value="13853" table:style-name="ce10">
            <text:p>138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Vrouwen</text:p>
          </table:table-cell>
          <table:table-cell office:value-type="float" office:value="9814" table:style-name="ce10">
            <text:p>98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Vrouwen</text:p>
          </table:table-cell>
          <table:table-cell office:value-type="float" office:value="12423" table:style-name="ce10">
            <text:p>124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Vrouwen</text:p>
          </table:table-cell>
          <table:table-cell office:value-type="float" office:value="47643" table:style-name="ce10">
            <text:p>476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Vrouwen</text:p>
          </table:table-cell>
          <table:table-cell office:value-type="float" office:value="36609" table:style-name="ce10">
            <text:p>366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Vrouwen</text:p>
          </table:table-cell>
          <table:table-cell office:value-type="float" office:value="96016" table:style-name="ce10">
            <text:p>960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Vrouwen</text:p>
          </table:table-cell>
          <table:table-cell office:value-type="float" office:value="36801" table:style-name="ce10">
            <text:p>36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Vrouwen</text:p>
          </table:table-cell>
          <table:table-cell office:value-type="float" office:value="4666" table:style-name="ce10">
            <text:p>46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Vrouwen</text:p>
          </table:table-cell>
          <table:table-cell office:value-type="float" office:value="1752" table:style-name="ce10">
            <text:p>17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Vrouwen</text:p>
          </table:table-cell>
          <table:table-cell office:value-type="float" office:value="74613" table:style-name="ce10">
            <text:p>746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Vrouwen</text:p>
          </table:table-cell>
          <table:table-cell office:value-type="float" office:value="42875" table:style-name="ce10">
            <text:p>428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Vrouwen</text:p>
          </table:table-cell>
          <table:table-cell office:value-type="float" office:value="396006" table:style-name="ce10">
            <text:p>396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Vrouwen</text:p>
          </table:table-cell>
          <table:table-cell office:value-type="float" office:value="3156" table:style-name="ce10">
            <text:p>31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Vrouwen</text:p>
          </table:table-cell>
          <table:table-cell office:value-type="float" office:value="7044" table:style-name="ce10">
            <text:p>7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Vrouwen</text:p>
          </table:table-cell>
          <table:table-cell office:value-type="float" office:value="79111" table:style-name="ce10">
            <text:p>791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Vrouwen</text:p>
          </table:table-cell>
          <table:table-cell office:value-type="float" office:value="6219" table:style-name="ce10">
            <text:p>62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Vrouwen</text:p>
          </table:table-cell>
          <table:table-cell office:value-type="float" office:value="74563" table:style-name="ce10">
            <text:p>745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Vrouwen</text:p>
          </table:table-cell>
          <table:table-cell office:value-type="float" office:value="34348" table:style-name="ce10">
            <text:p>343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Vrouwen</text:p>
          </table:table-cell>
          <table:table-cell office:value-type="float" office:value="7953" table:style-name="ce10">
            <text:p>7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Vrouwen</text:p>
          </table:table-cell>
          <table:table-cell office:value-type="float" office:value="3280" table:style-name="ce10">
            <text:p>32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Vrouwen</text:p>
          </table:table-cell>
          <table:table-cell office:value-type="float" office:value="12664" table:style-name="ce10">
            <text:p>126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Vrouwen</text:p>
          </table:table-cell>
          <table:table-cell office:value-type="float" office:value="23687" table:style-name="ce10">
            <text:p>236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Vrouwen</text:p>
          </table:table-cell>
          <table:table-cell office:value-type="float" office:value="26661" table:style-name="ce10">
            <text:p>266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Vrouwen</text:p>
          </table:table-cell>
          <table:table-cell office:value-type="float" office:value="5215" table:style-name="ce10">
            <text:p>52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Vrouwen</text:p>
          </table:table-cell>
          <table:table-cell office:value-type="float" office:value="8491" table:style-name="ce10">
            <text:p>84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Vrouwen</text:p>
          </table:table-cell>
          <table:table-cell office:value-type="float" office:value="4279" table:style-name="ce10">
            <text:p>42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Vrouwen</text:p>
          </table:table-cell>
          <table:table-cell office:value-type="float" office:value="6861" table:style-name="ce10">
            <text:p>68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Vrouwen</text:p>
          </table:table-cell>
          <table:table-cell office:value-type="float" office:value="4664" table:style-name="ce10">
            <text:p>46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Vrouwen</text:p>
          </table:table-cell>
          <table:table-cell office:value-type="float" office:value="4958" table:style-name="ce10">
            <text:p>49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Vrouwen</text:p>
          </table:table-cell>
          <table:table-cell office:value-type="float" office:value="8900" table:style-name="ce10">
            <text:p>89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Vrouwen</text:p>
          </table:table-cell>
          <table:table-cell office:value-type="float" office:value="6668" table:style-name="ce10">
            <text:p>6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Vrouwen</text:p>
          </table:table-cell>
          <table:table-cell office:value-type="float" office:value="15868" table:style-name="ce10">
            <text:p>158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Vrouwen</text:p>
          </table:table-cell>
          <table:table-cell office:value-type="float" office:value="33435" table:style-name="ce10">
            <text:p>33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Vrouwen</text:p>
          </table:table-cell>
          <table:table-cell office:value-type="float" office:value="22317" table:style-name="ce10">
            <text:p>223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Vrouwen</text:p>
          </table:table-cell>
          <table:table-cell office:value-type="float" office:value="14767" table:style-name="ce10">
            <text:p>14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Vrouwen</text:p>
          </table:table-cell>
          <table:table-cell office:value-type="float" office:value="6169" table:style-name="ce10">
            <text:p>61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Vrouwen</text:p>
          </table:table-cell>
          <table:table-cell office:value-type="float" office:value="14423" table:style-name="ce10">
            <text:p>144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Vrouwen</text:p>
          </table:table-cell>
          <table:table-cell office:value-type="float" office:value="12768" table:style-name="ce10">
            <text:p>12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Vrouwen</text:p>
          </table:table-cell>
          <table:table-cell office:value-type="float" office:value="19922" table:style-name="ce10">
            <text:p>199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Vrouwen</text:p>
          </table:table-cell>
          <table:table-cell office:value-type="float" office:value="5323" table:style-name="ce10">
            <text:p>53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Vrouwen</text:p>
          </table:table-cell>
          <table:table-cell office:value-type="float" office:value="22095" table:style-name="ce10">
            <text:p>22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Vrouwen</text:p>
          </table:table-cell>
          <table:table-cell office:value-type="float" office:value="14598" table:style-name="ce10">
            <text:p>145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Vrouwen</text:p>
          </table:table-cell>
          <table:table-cell office:value-type="float" office:value="9506" table:style-name="ce10">
            <text:p>95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Vrouwen</text:p>
          </table:table-cell>
          <table:table-cell office:value-type="float" office:value="4628" table:style-name="ce10">
            <text:p>4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Vrouwen</text:p>
          </table:table-cell>
          <table:table-cell office:value-type="float" office:value="11584" table:style-name="ce10">
            <text:p>11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Vrouwen</text:p>
          </table:table-cell>
          <table:table-cell office:value-type="float" office:value="9596" table:style-name="ce10">
            <text:p>95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Vrouwen</text:p>
          </table:table-cell>
          <table:table-cell office:value-type="float" office:value="9678" table:style-name="ce10">
            <text:p>9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Vrouwen</text:p>
          </table:table-cell>
          <table:table-cell office:value-type="float" office:value="4825" table:style-name="ce10">
            <text:p>4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Vrouwen</text:p>
          </table:table-cell>
          <table:table-cell office:value-type="float" office:value="3712" table:style-name="ce10">
            <text:p>37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Vrouwen</text:p>
          </table:table-cell>
          <table:table-cell office:value-type="float" office:value="5056" table:style-name="ce10">
            <text:p>5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Vrouwen</text:p>
          </table:table-cell>
          <table:table-cell office:value-type="float" office:value="12990" table:style-name="ce10">
            <text:p>12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Vrouwen</text:p>
          </table:table-cell>
          <table:table-cell office:value-type="float" office:value="10764" table:style-name="ce10">
            <text:p>10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Vrouwen</text:p>
          </table:table-cell>
          <table:table-cell office:value-type="float" office:value="11201" table:style-name="ce10">
            <text:p>112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Vrouwen</text:p>
          </table:table-cell>
          <table:table-cell office:value-type="float" office:value="7536" table:style-name="ce10">
            <text:p>75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Vrouwen</text:p>
          </table:table-cell>
          <table:table-cell office:value-type="float" office:value="14270" table:style-name="ce10">
            <text:p>142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Vrouwen</text:p>
          </table:table-cell>
          <table:table-cell office:value-type="float" office:value="15263" table:style-name="ce10">
            <text:p>152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Vrouwen</text:p>
          </table:table-cell>
          <table:table-cell office:value-type="float" office:value="89593" table:style-name="ce10">
            <text:p>89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Vrouwen</text:p>
          </table:table-cell>
          <table:table-cell office:value-type="float" office:value="7451" table:style-name="ce10">
            <text:p>74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Vrouwen</text:p>
          </table:table-cell>
          <table:table-cell office:value-type="float" office:value="8018" table:style-name="ce10">
            <text:p>80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Vrouwen</text:p>
          </table:table-cell>
          <table:table-cell office:value-type="float" office:value="18971" table:style-name="ce10">
            <text:p>189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Vrouwen</text:p>
          </table:table-cell>
          <table:table-cell office:value-type="float" office:value="10753" table:style-name="ce10">
            <text:p>107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Vrouwen</text:p>
          </table:table-cell>
          <table:table-cell office:value-type="float" office:value="15067" table:style-name="ce10">
            <text:p>15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Vrouwen</text:p>
          </table:table-cell>
          <table:table-cell office:value-type="float" office:value="7305" table:style-name="ce10">
            <text:p>73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Vrouwen</text:p>
          </table:table-cell>
          <table:table-cell office:value-type="float" office:value="10029" table:style-name="ce10">
            <text:p>100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Vrouwen</text:p>
          </table:table-cell>
          <table:table-cell office:value-type="float" office:value="13007" table:style-name="ce10">
            <text:p>130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Vrouwen</text:p>
          </table:table-cell>
          <table:table-cell office:value-type="float" office:value="17053" table:style-name="ce10">
            <text:p>170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Vrouwen</text:p>
          </table:table-cell>
          <table:table-cell office:value-type="float" office:value="34145" table:style-name="ce10">
            <text:p>341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Vrouwen</text:p>
          </table:table-cell>
          <table:table-cell office:value-type="float" office:value="17682" table:style-name="ce10">
            <text:p>176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Vrouwen</text:p>
          </table:table-cell>
          <table:table-cell office:value-type="float" office:value="18096" table:style-name="ce10">
            <text:p>180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Vrouwen</text:p>
          </table:table-cell>
          <table:table-cell office:value-type="float" office:value="10079" table:style-name="ce10">
            <text:p>10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Vrouwen</text:p>
          </table:table-cell>
          <table:table-cell office:value-type="float" office:value="6442" table:style-name="ce10">
            <text:p>6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Vrouwen</text:p>
          </table:table-cell>
          <table:table-cell office:value-type="float" office:value="12270" table:style-name="ce10">
            <text:p>122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Vrouwen</text:p>
          </table:table-cell>
          <table:table-cell office:value-type="float" office:value="13911" table:style-name="ce10">
            <text:p>13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Vrouwen</text:p>
          </table:table-cell>
          <table:table-cell office:value-type="float" office:value="13429" table:style-name="ce10">
            <text:p>134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Vrouwen</text:p>
          </table:table-cell>
          <table:table-cell office:value-type="float" office:value="9648" table:style-name="ce10">
            <text:p>96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Vrouwen</text:p>
          </table:table-cell>
          <table:table-cell office:value-type="float" office:value="46038" table:style-name="ce10">
            <text:p>460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Vrouwen</text:p>
          </table:table-cell>
          <table:table-cell office:value-type="float" office:value="13271" table:style-name="ce10">
            <text:p>132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Vrouwen</text:p>
          </table:table-cell>
          <table:table-cell office:value-type="float" office:value="15750" table:style-name="ce10">
            <text:p>157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Vrouwen</text:p>
          </table:table-cell>
          <table:table-cell office:value-type="float" office:value="50109" table:style-name="ce10">
            <text:p>501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Vrouwen</text:p>
          </table:table-cell>
          <table:table-cell office:value-type="float" office:value="12922" table:style-name="ce10">
            <text:p>129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Vrouwen</text:p>
          </table:table-cell>
          <table:table-cell office:value-type="float" office:value="12841" table:style-name="ce10">
            <text:p>128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Vrouwen</text:p>
          </table:table-cell>
          <table:table-cell office:value-type="float" office:value="4220" table:style-name="ce10">
            <text:p>42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Vrouwen</text:p>
          </table:table-cell>
          <table:table-cell office:value-type="float" office:value="5943" table:style-name="ce10">
            <text:p>59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Vrouwen</text:p>
          </table:table-cell>
          <table:table-cell office:value-type="float" office:value="28309" table:style-name="ce10">
            <text:p>283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Vrouwen</text:p>
          </table:table-cell>
          <table:table-cell office:value-type="float" office:value="12620" table:style-name="ce10">
            <text:p>126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Vrouwen</text:p>
          </table:table-cell>
          <table:table-cell office:value-type="float" office:value="12101" table:style-name="ce10">
            <text:p>121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Vrouwen</text:p>
          </table:table-cell>
          <table:table-cell office:value-type="float" office:value="60284" table:style-name="ce10">
            <text:p>602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Vrouwen</text:p>
          </table:table-cell>
          <table:table-cell office:value-type="float" office:value="9520" table:style-name="ce10">
            <text:p>95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Vrouwen</text:p>
          </table:table-cell>
          <table:table-cell office:value-type="float" office:value="13254" table:style-name="ce10">
            <text:p>132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Vrouwen</text:p>
          </table:table-cell>
          <table:table-cell office:value-type="float" office:value="19861" table:style-name="ce10">
            <text:p>198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Vrouwen</text:p>
          </table:table-cell>
          <table:table-cell office:value-type="float" office:value="9092" table:style-name="ce10">
            <text:p>90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Vrouwen</text:p>
          </table:table-cell>
          <table:table-cell office:value-type="float" office:value="13017" table:style-name="ce10">
            <text:p>130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Vrouwen</text:p>
          </table:table-cell>
          <table:table-cell office:value-type="float" office:value="16067" table:style-name="ce10">
            <text:p>16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Vrouwen</text:p>
          </table:table-cell>
          <table:table-cell office:value-type="float" office:value="14261" table:style-name="ce10">
            <text:p>142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Vrouwen</text:p>
          </table:table-cell>
          <table:table-cell office:value-type="float" office:value="55139" table:style-name="ce10">
            <text:p>551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Vrouwen</text:p>
          </table:table-cell>
          <table:table-cell office:value-type="float" office:value="4476" table:style-name="ce10">
            <text:p>44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Vrouwen</text:p>
          </table:table-cell>
          <table:table-cell office:value-type="float" office:value="8032" table:style-name="ce10">
            <text:p>80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Vrouwen</text:p>
          </table:table-cell>
          <table:table-cell office:value-type="float" office:value="8929" table:style-name="ce10">
            <text:p>89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Vrouwen</text:p>
          </table:table-cell>
          <table:table-cell office:value-type="float" office:value="5825" table:style-name="ce10">
            <text:p>5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Vrouwen</text:p>
          </table:table-cell>
          <table:table-cell office:value-type="float" office:value="106059" table:style-name="ce10">
            <text:p>1060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Vrouwen</text:p>
          </table:table-cell>
          <table:table-cell office:value-type="float" office:value="11301" table:style-name="ce10">
            <text:p>113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Vrouwen</text:p>
          </table:table-cell>
          <table:table-cell office:value-type="float" office:value="55219" table:style-name="ce10">
            <text:p>552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Vrouwen</text:p>
          </table:table-cell>
          <table:table-cell office:value-type="float" office:value="9080" table:style-name="ce10">
            <text:p>90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Vrouwen</text:p>
          </table:table-cell>
          <table:table-cell office:value-type="float" office:value="77716" table:style-name="ce10">
            <text:p>777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Vrouwen</text:p>
          </table:table-cell>
          <table:table-cell office:value-type="float" office:value="16683" table:style-name="ce10">
            <text:p>16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Vrouwen</text:p>
          </table:table-cell>
          <table:table-cell office:value-type="float" office:value="13275" table:style-name="ce10">
            <text:p>132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Vrouwen</text:p>
          </table:table-cell>
          <table:table-cell office:value-type="float" office:value="21110" table:style-name="ce10">
            <text:p>211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Vrouwen</text:p>
          </table:table-cell>
          <table:table-cell office:value-type="float" office:value="4322" table:style-name="ce10">
            <text:p>43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Vrouwen</text:p>
          </table:table-cell>
          <table:table-cell office:value-type="float" office:value="10282" table:style-name="ce10">
            <text:p>102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Vrouwen</text:p>
          </table:table-cell>
          <table:table-cell office:value-type="float" office:value="5057" table:style-name="ce10">
            <text:p>50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Vrouwen</text:p>
          </table:table-cell>
          <table:table-cell office:value-type="float" office:value="10720" table:style-name="ce10">
            <text:p>107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Vrouwen</text:p>
          </table:table-cell>
          <table:table-cell office:value-type="float" office:value="13227" table:style-name="ce10">
            <text:p>132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Vrouwen</text:p>
          </table:table-cell>
          <table:table-cell office:value-type="float" office:value="19388" table:style-name="ce10">
            <text:p>193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Vrouwen</text:p>
          </table:table-cell>
          <table:table-cell office:value-type="float" office:value="14281" table:style-name="ce10">
            <text:p>142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Vrouwen</text:p>
          </table:table-cell>
          <table:table-cell office:value-type="float" office:value="8477" table:style-name="ce10">
            <text:p>84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Vrouwen</text:p>
          </table:table-cell>
          <table:table-cell office:value-type="float" office:value="7101" table:style-name="ce10">
            <text:p>71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Vrouwen</text:p>
          </table:table-cell>
          <table:table-cell office:value-type="float" office:value="12722" table:style-name="ce10">
            <text:p>12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Vrouwen</text:p>
          </table:table-cell>
          <table:table-cell office:value-type="float" office:value="5776" table:style-name="ce10">
            <text:p>57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Vrouwen</text:p>
          </table:table-cell>
          <table:table-cell office:value-type="float" office:value="18778" table:style-name="ce10">
            <text:p>18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Vrouwen</text:p>
          </table:table-cell>
          <table:table-cell office:value-type="float" office:value="11503" table:style-name="ce10">
            <text:p>115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Vrouwen</text:p>
          </table:table-cell>
          <table:table-cell office:value-type="float" office:value="17778" table:style-name="ce10">
            <text:p>17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Vrouwen</text:p>
          </table:table-cell>
          <table:table-cell office:value-type="float" office:value="36309" table:style-name="ce10">
            <text:p>363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Vrouwen</text:p>
          </table:table-cell>
          <table:table-cell office:value-type="float" office:value="4772" table:style-name="ce10">
            <text:p>47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Vrouwen</text:p>
          </table:table-cell>
          <table:table-cell office:value-type="float" office:value="3228" table:style-name="ce10">
            <text:p>32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Vrouwen</text:p>
          </table:table-cell>
          <table:table-cell office:value-type="float" office:value="6310" table:style-name="ce10">
            <text:p>63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Vrouwen</text:p>
          </table:table-cell>
          <table:table-cell office:value-type="float" office:value="251043" table:style-name="ce10">
            <text:p>2510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Vrouwen</text:p>
          </table:table-cell>
          <table:table-cell office:value-type="float" office:value="9650" table:style-name="ce10">
            <text:p>9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Vrouwen</text:p>
          </table:table-cell>
          <table:table-cell office:value-type="float" office:value="95927" table:style-name="ce10">
            <text:p>95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Vrouwen</text:p>
          </table:table-cell>
          <table:table-cell office:value-type="float" office:value="5953" table:style-name="ce10">
            <text:p>5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Vrouwen</text:p>
          </table:table-cell>
          <table:table-cell office:value-type="float" office:value="7185" table:style-name="ce10">
            <text:p>71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Vrouwen</text:p>
          </table:table-cell>
          <table:table-cell office:value-type="float" office:value="12186" table:style-name="ce10">
            <text:p>121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Vrouwen</text:p>
          </table:table-cell>
          <table:table-cell office:value-type="float" office:value="6673" table:style-name="ce10">
            <text:p>66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Vrouwen</text:p>
          </table:table-cell>
          <table:table-cell office:value-type="float" office:value="77410" table:style-name="ce10">
            <text:p>77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Vrouwen</text:p>
          </table:table-cell>
          <table:table-cell office:value-type="float" office:value="2745" table:style-name="ce10">
            <text:p>27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Vrouwen</text:p>
          </table:table-cell>
          <table:table-cell office:value-type="float" office:value="72064" table:style-name="ce10">
            <text:p>720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Vrouwen</text:p>
          </table:table-cell>
          <table:table-cell office:value-type="float" office:value="14706" table:style-name="ce10">
            <text:p>14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Vrouwen</text:p>
          </table:table-cell>
          <table:table-cell office:value-type="float" office:value="29267" table:style-name="ce10">
            <text:p>292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Vrouwen</text:p>
          </table:table-cell>
          <table:table-cell office:value-type="float" office:value="22815" table:style-name="ce10">
            <text:p>228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Vrouwen</text:p>
          </table:table-cell>
          <table:table-cell office:value-type="float" office:value="8811" table:style-name="ce10">
            <text:p>88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Vrouwen</text:p>
          </table:table-cell>
          <table:table-cell office:value-type="float" office:value="9778" table:style-name="ce10">
            <text:p>9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Vrouwen</text:p>
          </table:table-cell>
          <table:table-cell office:value-type="float" office:value="7891" table:style-name="ce10">
            <text:p>7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Vrouwen</text:p>
          </table:table-cell>
          <table:table-cell office:value-type="float" office:value="7922" table:style-name="ce10">
            <text:p>79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Vrouwen</text:p>
          </table:table-cell>
          <table:table-cell office:value-type="float" office:value="6009" table:style-name="ce10">
            <text:p>60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Vrouwen</text:p>
          </table:table-cell>
          <table:table-cell office:value-type="float" office:value="19969" table:style-name="ce10">
            <text:p>199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Vrouwen</text:p>
          </table:table-cell>
          <table:table-cell office:value-type="float" office:value="13973" table:style-name="ce10">
            <text:p>139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Vrouwen</text:p>
          </table:table-cell>
          <table:table-cell office:value-type="float" office:value="9277" table:style-name="ce10">
            <text:p>92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Vrouwen</text:p>
          </table:table-cell>
          <table:table-cell office:value-type="float" office:value="22103" table:style-name="ce10">
            <text:p>22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Vrouwen</text:p>
          </table:table-cell>
          <table:table-cell office:value-type="float" office:value="25823" table:style-name="ce10">
            <text:p>258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Vrouwen</text:p>
          </table:table-cell>
          <table:table-cell office:value-type="float" office:value="45090" table:style-name="ce10">
            <text:p>450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Vrouwen</text:p>
          </table:table-cell>
          <table:table-cell office:value-type="float" office:value="7573" table:style-name="ce10">
            <text:p>75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Vrouwen</text:p>
          </table:table-cell>
          <table:table-cell office:value-type="float" office:value="11447" table:style-name="ce10">
            <text:p>11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Vrouwen</text:p>
          </table:table-cell>
          <table:table-cell office:value-type="float" office:value="28822" table:style-name="ce10">
            <text:p>288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Vrouwen</text:p>
          </table:table-cell>
          <table:table-cell office:value-type="float" office:value="17905" table:style-name="ce10">
            <text:p>179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Vrouwen</text:p>
          </table:table-cell>
          <table:table-cell office:value-type="float" office:value="19892" table:style-name="ce10">
            <text:p>198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Vrouwen</text:p>
          </table:table-cell>
          <table:table-cell office:value-type="float" office:value="44159" table:style-name="ce10">
            <text:p>441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Vrouwen</text:p>
          </table:table-cell>
          <table:table-cell office:value-type="float" office:value="14100" table:style-name="ce10">
            <text:p>141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Vrouwen</text:p>
          </table:table-cell>
          <table:table-cell office:value-type="float" office:value="40631" table:style-name="ce10">
            <text:p>406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Vrouwen</text:p>
          </table:table-cell>
          <table:table-cell office:value-type="float" office:value="71586" table:style-name="ce10">
            <text:p>715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Vrouwen</text:p>
          </table:table-cell>
          <table:table-cell office:value-type="float" office:value="8316" table:style-name="ce10">
            <text:p>8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Vrouwen</text:p>
          </table:table-cell>
          <table:table-cell office:value-type="float" office:value="21521" table:style-name="ce10">
            <text:p>215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Vrouwen</text:p>
          </table:table-cell>
          <table:table-cell office:value-type="float" office:value="10452" table:style-name="ce10">
            <text:p>104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Vrouwen</text:p>
          </table:table-cell>
          <table:table-cell office:value-type="float" office:value="7432" table:style-name="ce10">
            <text:p>74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Vrouwen</text:p>
          </table:table-cell>
          <table:table-cell office:value-type="float" office:value="43666" table:style-name="ce10">
            <text:p>436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Vrouwen</text:p>
          </table:table-cell>
          <table:table-cell office:value-type="float" office:value="17923" table:style-name="ce10">
            <text:p>179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Vrouwen</text:p>
          </table:table-cell>
          <table:table-cell office:value-type="float" office:value="27638" table:style-name="ce10">
            <text:p>276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Vrouwen</text:p>
          </table:table-cell>
          <table:table-cell office:value-type="float" office:value="17666" table:style-name="ce10">
            <text:p>176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Vrouwen</text:p>
          </table:table-cell>
          <table:table-cell office:value-type="float" office:value="35793" table:style-name="ce10">
            <text:p>357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Vrouwen</text:p>
          </table:table-cell>
          <table:table-cell office:value-type="float" office:value="20684" table:style-name="ce10">
            <text:p>206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Vrouwen</text:p>
          </table:table-cell>
          <table:table-cell office:value-type="float" office:value="24257" table:style-name="ce10">
            <text:p>242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Vrouwen</text:p>
          </table:table-cell>
          <table:table-cell office:value-type="float" office:value="21490" table:style-name="ce10">
            <text:p>214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Vrouwen</text:p>
          </table:table-cell>
          <table:table-cell office:value-type="float" office:value="13911" table:style-name="ce10">
            <text:p>13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Vrouwen</text:p>
          </table:table-cell>
          <table:table-cell office:value-type="float" office:value="17583" table:style-name="ce10">
            <text:p>175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Vrouwen</text:p>
          </table:table-cell>
          <table:table-cell office:value-type="float" office:value="12710" table:style-name="ce10">
            <text:p>127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Vrouwen</text:p>
          </table:table-cell>
          <table:table-cell office:value-type="float" office:value="25370" table:style-name="ce10">
            <text:p>253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Vrouwen</text:p>
          </table:table-cell>
          <table:table-cell office:value-type="float" office:value="6223" table:style-name="ce10">
            <text:p>62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Vrouwen</text:p>
          </table:table-cell>
          <table:table-cell office:value-type="float" office:value="31150" table:style-name="ce10">
            <text:p>31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Vrouwen</text:p>
          </table:table-cell>
          <table:table-cell office:value-type="float" office:value="23794" table:style-name="ce10">
            <text:p>237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Vrouwen</text:p>
          </table:table-cell>
          <table:table-cell office:value-type="float" office:value="10970" table:style-name="ce10">
            <text:p>109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Vrouwen</text:p>
          </table:table-cell>
          <table:table-cell office:value-type="float" office:value="6296" table:style-name="ce10">
            <text:p>62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Vrouwen</text:p>
          </table:table-cell>
          <table:table-cell office:value-type="float" office:value="5405" table:style-name="ce10">
            <text:p>54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Vrouwen</text:p>
          </table:table-cell>
          <table:table-cell office:value-type="float" office:value="14703" table:style-name="ce10">
            <text:p>147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Vrouwen</text:p>
          </table:table-cell>
          <table:table-cell office:value-type="float" office:value="10642" table:style-name="ce10">
            <text:p>106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Vrouwen</text:p>
          </table:table-cell>
          <table:table-cell office:value-type="float" office:value="7271" table:style-name="ce10">
            <text:p>72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Vrouwen</text:p>
          </table:table-cell>
          <table:table-cell office:value-type="float" office:value="19424" table:style-name="ce10">
            <text:p>19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Vrouwen</text:p>
          </table:table-cell>
          <table:table-cell office:value-type="float" office:value="5326" table:style-name="ce10">
            <text:p>5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Vrouwen</text:p>
          </table:table-cell>
          <table:table-cell office:value-type="float" office:value="13531" table:style-name="ce10">
            <text:p>135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Vrouwen</text:p>
          </table:table-cell>
          <table:table-cell office:value-type="float" office:value="27165" table:style-name="ce10">
            <text:p>27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Vrouwen</text:p>
          </table:table-cell>
          <table:table-cell office:value-type="float" office:value="5997" table:style-name="ce10">
            <text:p>5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Vrouwen</text:p>
          </table:table-cell>
          <table:table-cell office:value-type="float" office:value="9768" table:style-name="ce10">
            <text:p>9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Vrouwen</text:p>
          </table:table-cell>
          <table:table-cell office:value-type="float" office:value="10543" table:style-name="ce10">
            <text:p>105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Vrouwen</text:p>
          </table:table-cell>
          <table:table-cell office:value-type="float" office:value="48433" table:style-name="ce10">
            <text:p>484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Vrouwen</text:p>
          </table:table-cell>
          <table:table-cell office:value-type="float" office:value="5153" table:style-name="ce10">
            <text:p>51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Vrouwen</text:p>
          </table:table-cell>
          <table:table-cell office:value-type="float" office:value="60388" table:style-name="ce10">
            <text:p>603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Vrouwen</text:p>
          </table:table-cell>
          <table:table-cell office:value-type="float" office:value="13739" table:style-name="ce10">
            <text:p>137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Vrouwen</text:p>
          </table:table-cell>
          <table:table-cell office:value-type="float" office:value="37623" table:style-name="ce10">
            <text:p>376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Vrouwen</text:p>
          </table:table-cell>
          <table:table-cell office:value-type="float" office:value="37589" table:style-name="ce10">
            <text:p>37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Vrouwen</text:p>
          </table:table-cell>
          <table:table-cell office:value-type="float" office:value="6701" table:style-name="ce10">
            <text:p>67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Vrouwen</text:p>
          </table:table-cell>
          <table:table-cell office:value-type="float" office:value="18116" table:style-name="ce10">
            <text:p>181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Vrouwen</text:p>
          </table:table-cell>
          <table:table-cell office:value-type="float" office:value="14608" table:style-name="ce10">
            <text:p>146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Vrouwen</text:p>
          </table:table-cell>
          <table:table-cell office:value-type="float" office:value="4847" table:style-name="ce10">
            <text:p>48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Vrouwen</text:p>
          </table:table-cell>
          <table:table-cell office:value-type="float" office:value="5440" table:style-name="ce10">
            <text:p>5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Vrouwen</text:p>
          </table:table-cell>
          <table:table-cell office:value-type="float" office:value="23006" table:style-name="ce10">
            <text:p>23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Vrouwen</text:p>
          </table:table-cell>
          <table:table-cell office:value-type="float" office:value="11526" table:style-name="ce10">
            <text:p>115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Vrouwen</text:p>
          </table:table-cell>
          <table:table-cell office:value-type="float" office:value="3292" table:style-name="ce10">
            <text:p>3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Vrouwen</text:p>
          </table:table-cell>
          <table:table-cell office:value-type="float" office:value="5398" table:style-name="ce10">
            <text:p>53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Vrouwen</text:p>
          </table:table-cell>
          <table:table-cell office:value-type="float" office:value="16906" table:style-name="ce10">
            <text:p>16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Vrouwen</text:p>
          </table:table-cell>
          <table:table-cell office:value-type="float" office:value="4395" table:style-name="ce10">
            <text:p>43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Vrouwen</text:p>
          </table:table-cell>
          <table:table-cell office:value-type="float" office:value="11632" table:style-name="ce10">
            <text:p>116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Vrouwen</text:p>
          </table:table-cell>
          <table:table-cell office:value-type="float" office:value="6957" table:style-name="ce10">
            <text:p>69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Vrouwen</text:p>
          </table:table-cell>
          <table:table-cell office:value-type="float" office:value="5136" table:style-name="ce10">
            <text:p>51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Vrouwen</text:p>
          </table:table-cell>
          <table:table-cell office:value-type="float" office:value="11287" table:style-name="ce10">
            <text:p>11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Vrouwen</text:p>
          </table:table-cell>
          <table:table-cell office:value-type="float" office:value="20330" table:style-name="ce10">
            <text:p>203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Vrouwen</text:p>
          </table:table-cell>
          <table:table-cell office:value-type="float" office:value="5612" table:style-name="ce10">
            <text:p>56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Vrouwen</text:p>
          </table:table-cell>
          <table:table-cell office:value-type="float" office:value="11875" table:style-name="ce10">
            <text:p>118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Vrouwen</text:p>
          </table:table-cell>
          <table:table-cell office:value-type="float" office:value="12135" table:style-name="ce10">
            <text:p>121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Vrouwen</text:p>
          </table:table-cell>
          <table:table-cell office:value-type="float" office:value="16251" table:style-name="ce10">
            <text:p>16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Vrouwen</text:p>
          </table:table-cell>
          <table:table-cell office:value-type="float" office:value="62126" table:style-name="ce10">
            <text:p>62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Vrouwen</text:p>
          </table:table-cell>
          <table:table-cell office:value-type="float" office:value="6628" table:style-name="ce10">
            <text:p>6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Vrouwen</text:p>
          </table:table-cell>
          <table:table-cell office:value-type="float" office:value="5165" table:style-name="ce10">
            <text:p>5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Vrouwen</text:p>
          </table:table-cell>
          <table:table-cell office:value-type="float" office:value="5075" table:style-name="ce10">
            <text:p>5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Vrouwen</text:p>
          </table:table-cell>
          <table:table-cell office:value-type="float" office:value="13618" table:style-name="ce10">
            <text:p>13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Vrouwen</text:p>
          </table:table-cell>
          <table:table-cell office:value-type="float" office:value="9920" table:style-name="ce10">
            <text:p>99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Vrouwen</text:p>
          </table:table-cell>
          <table:table-cell office:value-type="float" office:value="6795" table:style-name="ce10">
            <text:p>6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Vrouwen</text:p>
          </table:table-cell>
          <table:table-cell office:value-type="float" office:value="6081" table:style-name="ce10">
            <text:p>60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Vrouwen</text:p>
          </table:table-cell>
          <table:table-cell office:value-type="float" office:value="16675" table:style-name="ce10">
            <text:p>16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Vrouwen</text:p>
          </table:table-cell>
          <table:table-cell office:value-type="float" office:value="24646" table:style-name="ce10">
            <text:p>246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Vrouwen</text:p>
          </table:table-cell>
          <table:table-cell office:value-type="float" office:value="9204" table:style-name="ce10">
            <text:p>92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Vrouwen</text:p>
          </table:table-cell>
          <table:table-cell office:value-type="float" office:value="8966" table:style-name="ce10">
            <text:p>89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Vrouwen</text:p>
          </table:table-cell>
          <table:table-cell office:value-type="float" office:value="16830" table:style-name="ce10">
            <text:p>168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Vrouwen</text:p>
          </table:table-cell>
          <table:table-cell office:value-type="float" office:value="5402" table:style-name="ce10">
            <text:p>54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Vrouwen</text:p>
          </table:table-cell>
          <table:table-cell office:value-type="float" office:value="2958" table:style-name="ce10">
            <text:p>29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Vrouwen</text:p>
          </table:table-cell>
          <table:table-cell office:value-type="float" office:value="18298" table:style-name="ce10">
            <text:p>182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Vrouwen</text:p>
          </table:table-cell>
          <table:table-cell office:value-type="float" office:value="17557" table:style-name="ce10">
            <text:p>17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Vrouwen</text:p>
          </table:table-cell>
          <table:table-cell office:value-type="float" office:value="6733" table:style-name="ce10">
            <text:p>67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Vrouwen</text:p>
          </table:table-cell>
          <table:table-cell office:value-type="float" office:value="3981" table:style-name="ce10">
            <text:p>39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Vrouwen</text:p>
          </table:table-cell>
          <table:table-cell office:value-type="float" office:value="3329" table:style-name="ce10">
            <text:p>3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Vrouwen</text:p>
          </table:table-cell>
          <table:table-cell office:value-type="float" office:value="8944" table:style-name="ce10">
            <text:p>8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Vrouwen</text:p>
          </table:table-cell>
          <table:table-cell office:value-type="float" office:value="11362" table:style-name="ce10">
            <text:p>11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Vrouwen</text:p>
          </table:table-cell>
          <table:table-cell office:value-type="float" office:value="7077" table:style-name="ce10">
            <text:p>7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Vrouwen</text:p>
          </table:table-cell>
          <table:table-cell office:value-type="float" office:value="8262" table:style-name="ce10">
            <text:p>82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Vrouwen</text:p>
          </table:table-cell>
          <table:table-cell office:value-type="float" office:value="5863" table:style-name="ce10">
            <text:p>58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Vrouwen</text:p>
          </table:table-cell>
          <table:table-cell office:value-type="float" office:value="6030" table:style-name="ce10">
            <text:p>60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Vrouwen</text:p>
          </table:table-cell>
          <table:table-cell office:value-type="float" office:value="30753" table:style-name="ce10">
            <text:p>307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Vrouwen</text:p>
          </table:table-cell>
          <table:table-cell office:value-type="float" office:value="13332" table:style-name="ce10">
            <text:p>133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Vrouwen</text:p>
          </table:table-cell>
          <table:table-cell office:value-type="float" office:value="4660" table:style-name="ce10">
            <text:p>46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Vrouwen</text:p>
          </table:table-cell>
          <table:table-cell office:value-type="float" office:value="5515" table:style-name="ce10">
            <text:p>55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Vrouwen</text:p>
          </table:table-cell>
          <table:table-cell office:value-type="float" office:value="19996" table:style-name="ce10">
            <text:p>199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Vrouwen</text:p>
          </table:table-cell>
          <table:table-cell office:value-type="float" office:value="85641" table:style-name="ce10">
            <text:p>856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Vrouwen</text:p>
          </table:table-cell>
          <table:table-cell office:value-type="float" office:value="3732" table:style-name="ce10">
            <text:p>37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Vrouwen</text:p>
          </table:table-cell>
          <table:table-cell office:value-type="float" office:value="15575" table:style-name="ce10">
            <text:p>155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Vrouwen</text:p>
          </table:table-cell>
          <table:table-cell office:value-type="float" office:value="22806" table:style-name="ce10">
            <text:p>228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Vrouwen</text:p>
          </table:table-cell>
          <table:table-cell office:value-type="float" office:value="12627" table:style-name="ce10">
            <text:p>126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Vrouwen</text:p>
          </table:table-cell>
          <table:table-cell office:value-type="float" office:value="7723" table:style-name="ce10">
            <text:p>77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Vrouwen</text:p>
          </table:table-cell>
          <table:table-cell office:value-type="float" office:value="11163" table:style-name="ce10">
            <text:p>111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Vrouwen</text:p>
          </table:table-cell>
          <table:table-cell office:value-type="float" office:value="13515" table:style-name="ce10">
            <text:p>135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Vrouwen</text:p>
          </table:table-cell>
          <table:table-cell office:value-type="float" office:value="7940" table:style-name="ce10">
            <text:p>79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Vrouwen</text:p>
          </table:table-cell>
          <table:table-cell office:value-type="float" office:value="11834" table:style-name="ce10">
            <text:p>118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Vrouwen</text:p>
          </table:table-cell>
          <table:table-cell office:value-type="float" office:value="8786" table:style-name="ce10">
            <text:p>8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Vrouwen</text:p>
          </table:table-cell>
          <table:table-cell office:value-type="float" office:value="13090" table:style-name="ce10">
            <text:p>130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Vrouwen</text:p>
          </table:table-cell>
          <table:table-cell office:value-type="float" office:value="19943" table:style-name="ce10">
            <text:p>199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Vrouwen</text:p>
          </table:table-cell>
          <table:table-cell office:value-type="float" office:value="11210" table:style-name="ce10">
            <text:p>112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Vrouwen</text:p>
          </table:table-cell>
          <table:table-cell office:value-type="float" office:value="16166" table:style-name="ce10">
            <text:p>161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Vrouwen</text:p>
          </table:table-cell>
          <table:table-cell office:value-type="float" office:value="8660" table:style-name="ce10">
            <text:p>86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Vrouwen</text:p>
          </table:table-cell>
          <table:table-cell office:value-type="float" office:value="8659" table:style-name="ce10">
            <text:p>86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Vrouwen</text:p>
          </table:table-cell>
          <table:table-cell office:value-type="float" office:value="4040" table:style-name="ce10">
            <text:p>4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Vrouwen</text:p>
          </table:table-cell>
          <table:table-cell office:value-type="float" office:value="14779" table:style-name="ce10">
            <text:p>14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Vrouwen</text:p>
          </table:table-cell>
          <table:table-cell office:value-type="float" office:value="27470" table:style-name="ce10">
            <text:p>274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Vrouwen</text:p>
          </table:table-cell>
          <table:table-cell office:value-type="float" office:value="5193" table:style-name="ce10">
            <text:p>51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Vrouwen</text:p>
          </table:table-cell>
          <table:table-cell office:value-type="float" office:value="12978" table:style-name="ce10">
            <text:p>12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Vrouwen</text:p>
          </table:table-cell>
          <table:table-cell office:value-type="float" office:value="4661" table:style-name="ce10">
            <text:p>46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Vrouwen</text:p>
          </table:table-cell>
          <table:table-cell office:value-type="float" office:value="5666" table:style-name="ce10">
            <text:p>56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Vrouwen</text:p>
          </table:table-cell>
          <table:table-cell office:value-type="float" office:value="14997" table:style-name="ce10">
            <text:p>14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Vrouwen</text:p>
          </table:table-cell>
          <table:table-cell office:value-type="float" office:value="38811" table:style-name="ce10">
            <text:p>388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Vrouwen</text:p>
          </table:table-cell>
          <table:table-cell office:value-type="float" office:value="11998" table:style-name="ce10">
            <text:p>119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Vrouwen</text:p>
          </table:table-cell>
          <table:table-cell office:value-type="float" office:value="20000" table:style-name="ce10">
            <text:p>200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Vrouwen</text:p>
          </table:table-cell>
          <table:table-cell office:value-type="float" office:value="6748" table:style-name="ce10">
            <text:p>67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Vrouwen</text:p>
          </table:table-cell>
          <table:table-cell office:value-type="float" office:value="4103" table:style-name="ce10">
            <text:p>4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Vrouwen</text:p>
          </table:table-cell>
          <table:table-cell office:value-type="float" office:value="4976" table:style-name="ce10">
            <text:p>4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Vrouwen</text:p>
          </table:table-cell>
          <table:table-cell office:value-type="float" office:value="23096" table:style-name="ce10">
            <text:p>230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Vrouwen</text:p>
          </table:table-cell>
          <table:table-cell office:value-type="float" office:value="16239" table:style-name="ce10">
            <text:p>162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Vrouwen</text:p>
          </table:table-cell>
          <table:table-cell office:value-type="float" office:value="21292" table:style-name="ce10">
            <text:p>21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Vrouwen</text:p>
          </table:table-cell>
          <table:table-cell office:value-type="float" office:value="6457" table:style-name="ce10">
            <text:p>64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Vrouwen</text:p>
          </table:table-cell>
          <table:table-cell office:value-type="float" office:value="24626" table:style-name="ce10">
            <text:p>246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Vrouwen</text:p>
          </table:table-cell>
          <table:table-cell office:value-type="float" office:value="40509" table:style-name="ce10">
            <text:p>405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Vrouwen</text:p>
          </table:table-cell>
          <table:table-cell office:value-type="float" office:value="11978" table:style-name="ce10">
            <text:p>11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Vrouwen</text:p>
          </table:table-cell>
          <table:table-cell office:value-type="float" office:value="18344" table:style-name="ce10">
            <text:p>18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Vrouwen</text:p>
          </table:table-cell>
          <table:table-cell office:value-type="float" office:value="6670" table:style-name="ce10">
            <text:p>66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Vrouwen</text:p>
          </table:table-cell>
          <table:table-cell office:value-type="float" office:value="10788" table:style-name="ce10">
            <text:p>107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Vrouwen</text:p>
          </table:table-cell>
          <table:table-cell office:value-type="float" office:value="16349" table:style-name="ce10">
            <text:p>163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Vrouwen</text:p>
          </table:table-cell>
          <table:table-cell office:value-type="float" office:value="2391" table:style-name="ce10">
            <text:p>23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Vrouwen</text:p>
          </table:table-cell>
          <table:table-cell office:value-type="float" office:value="6192" table:style-name="ce10">
            <text:p>61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Vrouwen</text:p>
          </table:table-cell>
          <table:table-cell office:value-type="float" office:value="22658" table:style-name="ce10">
            <text:p>226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Vrouwen</text:p>
          </table:table-cell>
          <table:table-cell office:value-type="float" office:value="9560" table:style-name="ce10">
            <text:p>95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Vrouwen</text:p>
          </table:table-cell>
          <table:table-cell office:value-type="float" office:value="23135" table:style-name="ce10">
            <text:p>231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Vrouwen</text:p>
          </table:table-cell>
          <table:table-cell office:value-type="float" office:value="5546" table:style-name="ce10">
            <text:p>55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Vrouwen</text:p>
          </table:table-cell>
          <table:table-cell office:value-type="float" office:value="9142" table:style-name="ce10">
            <text:p>91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Vrouwen</text:p>
          </table:table-cell>
          <table:table-cell office:value-type="float" office:value="18816" table:style-name="ce10">
            <text:p>188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Vrouwen</text:p>
          </table:table-cell>
          <table:table-cell office:value-type="float" office:value="24640" table:style-name="ce10">
            <text:p>246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Vrouwen</text:p>
          </table:table-cell>
          <table:table-cell office:value-type="float" office:value="10615" table:style-name="ce10">
            <text:p>106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Vrouwen</text:p>
          </table:table-cell>
          <table:table-cell office:value-type="float" office:value="28180" table:style-name="ce10">
            <text:p>281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Vrouwen</text:p>
          </table:table-cell>
          <table:table-cell office:value-type="float" office:value="17173" table:style-name="ce10">
            <text:p>171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Vrouwen</text:p>
          </table:table-cell>
          <table:table-cell office:value-type="float" office:value="39240" table:style-name="ce10">
            <text:p>392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Vrouwen</text:p>
          </table:table-cell>
          <table:table-cell office:value-type="float" office:value="310067" table:style-name="ce10">
            <text:p>310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Vrouwen</text:p>
          </table:table-cell>
          <table:table-cell office:value-type="float" office:value="759" table:style-name="ce10">
            <text:p>7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Vrouwen</text:p>
          </table:table-cell>
          <table:table-cell office:value-type="float" office:value="11225" table:style-name="ce10">
            <text:p>112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Vrouwen</text:p>
          </table:table-cell>
          <table:table-cell office:value-type="float" office:value="9570" table:style-name="ce10">
            <text:p>95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Vrouwen</text:p>
          </table:table-cell>
          <table:table-cell office:value-type="float" office:value="2633" table:style-name="ce10">
            <text:p>26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Vrouwen</text:p>
          </table:table-cell>
          <table:table-cell office:value-type="float" office:value="4699" table:style-name="ce10">
            <text:p>46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Vrouwen</text:p>
          </table:table-cell>
          <table:table-cell office:value-type="float" office:value="38468" table:style-name="ce10">
            <text:p>38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Vrouwen</text:p>
          </table:table-cell>
          <table:table-cell office:value-type="float" office:value="486" table:style-name="ce10">
            <text:p>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Vrouwen</text:p>
          </table:table-cell>
          <table:table-cell office:value-type="float" office:value="11537" table:style-name="ce10">
            <text:p>115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Vrouwen</text:p>
          </table:table-cell>
          <table:table-cell office:value-type="float" office:value="6641" table:style-name="ce10">
            <text:p>66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Vrouwen</text:p>
          </table:table-cell>
          <table:table-cell office:value-type="float" office:value="6056" table:style-name="ce10">
            <text:p>6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Vrouwen</text:p>
          </table:table-cell>
          <table:table-cell office:value-type="float" office:value="17309" table:style-name="ce10">
            <text:p>173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Vrouwen</text:p>
          </table:table-cell>
          <table:table-cell office:value-type="float" office:value="5514" table:style-name="ce10">
            <text:p>55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Vrouwen</text:p>
          </table:table-cell>
          <table:table-cell office:value-type="float" office:value="5745" table:style-name="ce10">
            <text:p>57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Vrouwen</text:p>
          </table:table-cell>
          <table:table-cell office:value-type="float" office:value="13999" table:style-name="ce10">
            <text:p>139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Vrouwen</text:p>
          </table:table-cell>
          <table:table-cell office:value-type="float" office:value="8928" table:style-name="ce10">
            <text:p>89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Vrouwen</text:p>
          </table:table-cell>
          <table:table-cell office:value-type="float" office:value="48246" table:style-name="ce10">
            <text:p>482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Vrouwen</text:p>
          </table:table-cell>
          <table:table-cell office:value-type="float" office:value="13648" table:style-name="ce10">
            <text:p>136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Vrouwen</text:p>
          </table:table-cell>
          <table:table-cell office:value-type="float" office:value="12251" table:style-name="ce10">
            <text:p>12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Vrouwen</text:p>
          </table:table-cell>
          <table:table-cell office:value-type="float" office:value="7614" table:style-name="ce10">
            <text:p>76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Vrouwen</text:p>
          </table:table-cell>
          <table:table-cell office:value-type="float" office:value="12210" table:style-name="ce10">
            <text:p>122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Vrouwen</text:p>
          </table:table-cell>
          <table:table-cell office:value-type="float" office:value="27944" table:style-name="ce10">
            <text:p>27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Vrouwen</text:p>
          </table:table-cell>
          <table:table-cell office:value-type="float" office:value="17031" table:style-name="ce10">
            <text:p>17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Vrouwen</text:p>
          </table:table-cell>
          <table:table-cell office:value-type="float" office:value="23490" table:style-name="ce10">
            <text:p>234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Vrouwen</text:p>
          </table:table-cell>
          <table:table-cell office:value-type="float" office:value="9028" table:style-name="ce10">
            <text:p>90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Vrouwen</text:p>
          </table:table-cell>
          <table:table-cell office:value-type="float" office:value="7915" table:style-name="ce10">
            <text:p>79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Vrouwen</text:p>
          </table:table-cell>
          <table:table-cell office:value-type="float" office:value="36804" table:style-name="ce10">
            <text:p>368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Vrouwen</text:p>
          </table:table-cell>
          <table:table-cell office:value-type="float" office:value="16772" table:style-name="ce10">
            <text:p>167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Vrouwen</text:p>
          </table:table-cell>
          <table:table-cell office:value-type="float" office:value="7864" table:style-name="ce10">
            <text:p>78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Vrouwen</text:p>
          </table:table-cell>
          <table:table-cell office:value-type="float" office:value="10592" table:style-name="ce10">
            <text:p>10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Vrouwen</text:p>
          </table:table-cell>
          <table:table-cell office:value-type="float" office:value="11592" table:style-name="ce10">
            <text:p>11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Vrouwen</text:p>
          </table:table-cell>
          <table:table-cell office:value-type="float" office:value="21613" table:style-name="ce10">
            <text:p>216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Vrouwen</text:p>
          </table:table-cell>
          <table:table-cell office:value-type="float" office:value="12889" table:style-name="ce10">
            <text:p>128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Vrouwen</text:p>
          </table:table-cell>
          <table:table-cell office:value-type="float" office:value="4437" table:style-name="ce10">
            <text:p>44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Vrouwen</text:p>
          </table:table-cell>
          <table:table-cell office:value-type="float" office:value="27528" table:style-name="ce10">
            <text:p>275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Vrouwen</text:p>
          </table:table-cell>
          <table:table-cell office:value-type="float" office:value="2234" table:style-name="ce10">
            <text:p>2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Vrouwen</text:p>
          </table:table-cell>
          <table:table-cell office:value-type="float" office:value="6924" table:style-name="ce10">
            <text:p>69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Vrouwen</text:p>
          </table:table-cell>
          <table:table-cell office:value-type="float" office:value="17937" table:style-name="ce10">
            <text:p>179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Vrouwen</text:p>
          </table:table-cell>
          <table:table-cell office:value-type="float" office:value="12704" table:style-name="ce10">
            <text:p>127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Vrouwen</text:p>
          </table:table-cell>
          <table:table-cell office:value-type="float" office:value="20735" table:style-name="ce10">
            <text:p>207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Vrouwen</text:p>
          </table:table-cell>
          <table:table-cell office:value-type="float" office:value="103874" table:style-name="ce10">
            <text:p>1038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Vrouwen</text:p>
          </table:table-cell>
          <table:table-cell office:value-type="float" office:value="10426" table:style-name="ce10">
            <text:p>104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Vrouwen</text:p>
          </table:table-cell>
          <table:table-cell office:value-type="float" office:value="16656" table:style-name="ce10">
            <text:p>166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Vrouwen</text:p>
          </table:table-cell>
          <table:table-cell office:value-type="float" office:value="16508" table:style-name="ce10">
            <text:p>165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Vrouwen</text:p>
          </table:table-cell>
          <table:table-cell office:value-type="float" office:value="16131" table:style-name="ce10">
            <text:p>161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Vrouwen</text:p>
          </table:table-cell>
          <table:table-cell office:value-type="float" office:value="4755" table:style-name="ce10">
            <text:p>47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Vrouwen</text:p>
          </table:table-cell>
          <table:table-cell office:value-type="float" office:value="20497" table:style-name="ce10">
            <text:p>20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Vrouwen</text:p>
          </table:table-cell>
          <table:table-cell office:value-type="float" office:value="6364" table:style-name="ce10">
            <text:p>63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Vrouwen</text:p>
          </table:table-cell>
          <table:table-cell office:value-type="float" office:value="14258" table:style-name="ce10">
            <text:p>142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Vrouwen</text:p>
          </table:table-cell>
          <table:table-cell office:value-type="float" office:value="9244" table:style-name="ce10">
            <text:p>92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Vrouwen</text:p>
          </table:table-cell>
          <table:table-cell office:value-type="float" office:value="160796" table:style-name="ce10">
            <text:p>1607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Vrouwen</text:p>
          </table:table-cell>
          <table:table-cell office:value-type="float" office:value="25186" table:style-name="ce10">
            <text:p>251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Vrouwen</text:p>
          </table:table-cell>
          <table:table-cell office:value-type="float" office:value="4985" table:style-name="ce10">
            <text:p>49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Vrouwen</text:p>
          </table:table-cell>
          <table:table-cell office:value-type="float" office:value="8583" table:style-name="ce10">
            <text:p>85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Vrouwen</text:p>
          </table:table-cell>
          <table:table-cell office:value-type="float" office:value="15497" table:style-name="ce10">
            <text:p>15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Vrouwen</text:p>
          </table:table-cell>
          <table:table-cell office:value-type="float" office:value="14097" table:style-name="ce10">
            <text:p>140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Vrouwen</text:p>
          </table:table-cell>
          <table:table-cell office:value-type="float" office:value="31702" table:style-name="ce10">
            <text:p>317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Vrouwen</text:p>
          </table:table-cell>
          <table:table-cell office:value-type="float" office:value="10972" table:style-name="ce10">
            <text:p>109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Vrouwen</text:p>
          </table:table-cell>
          <table:table-cell office:value-type="float" office:value="18631" table:style-name="ce10">
            <text:p>186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Vrouwen</text:p>
          </table:table-cell>
          <table:table-cell office:value-type="float" office:value="21842" table:style-name="ce10">
            <text:p>21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Vrouwen</text:p>
          </table:table-cell>
          <table:table-cell office:value-type="float" office:value="34053" table:style-name="ce10">
            <text:p>340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Vrouwen</text:p>
          </table:table-cell>
          <table:table-cell office:value-type="float" office:value="50385" table:style-name="ce10">
            <text:p>503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Vrouwen</text:p>
          </table:table-cell>
          <table:table-cell office:value-type="float" office:value="21266" table:style-name="ce10">
            <text:p>21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Vrouwen</text:p>
          </table:table-cell>
          <table:table-cell office:value-type="float" office:value="9977" table:style-name="ce10">
            <text:p>99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Vrouwen</text:p>
          </table:table-cell>
          <table:table-cell office:value-type="float" office:value="36471" table:style-name="ce10">
            <text:p>364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Vrouwen</text:p>
          </table:table-cell>
          <table:table-cell office:value-type="float" office:value="8167" table:style-name="ce10">
            <text:p>81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Vrouwen</text:p>
          </table:table-cell>
          <table:table-cell office:value-type="float" office:value="575" table:style-name="ce10">
            <text:p>5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Vrouwen</text:p>
          </table:table-cell>
          <table:table-cell office:value-type="float" office:value="22344" table:style-name="ce10">
            <text:p>22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Vrouwen</text:p>
          </table:table-cell>
          <table:table-cell office:value-type="float" office:value="4919" table:style-name="ce10">
            <text:p>49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Vrouwen</text:p>
          </table:table-cell>
          <table:table-cell office:value-type="float" office:value="6365" table:style-name="ce10">
            <text:p>63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Vrouwen</text:p>
          </table:table-cell>
          <table:table-cell office:value-type="float" office:value="12410" table:style-name="ce10">
            <text:p>12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Vrouwen</text:p>
          </table:table-cell>
          <table:table-cell office:value-type="float" office:value="11866" table:style-name="ce10">
            <text:p>118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Vrouwen</text:p>
          </table:table-cell>
          <table:table-cell office:value-type="float" office:value="12903" table:style-name="ce10">
            <text:p>129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Vrouwen</text:p>
          </table:table-cell>
          <table:table-cell office:value-type="float" office:value="8356" table:style-name="ce10">
            <text:p>83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Vrouwen</text:p>
          </table:table-cell>
          <table:table-cell office:value-type="float" office:value="23217" table:style-name="ce10">
            <text:p>232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Vrouwen</text:p>
          </table:table-cell>
          <table:table-cell office:value-type="float" office:value="12725" table:style-name="ce10">
            <text:p>127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Vrouwen</text:p>
          </table:table-cell>
          <table:table-cell office:value-type="float" office:value="19053" table:style-name="ce10">
            <text:p>190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Vrouwen</text:p>
          </table:table-cell>
          <table:table-cell office:value-type="float" office:value="13533" table:style-name="ce10">
            <text:p>135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Vrouwen</text:p>
          </table:table-cell>
          <table:table-cell office:value-type="float" office:value="8580" table:style-name="ce10">
            <text:p>85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Vrouwen</text:p>
          </table:table-cell>
          <table:table-cell office:value-type="float" office:value="24247" table:style-name="ce10">
            <text:p>242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Vrouwen</text:p>
          </table:table-cell>
          <table:table-cell office:value-type="float" office:value="9278" table:style-name="ce10">
            <text:p>92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Vrouwen</text:p>
          </table:table-cell>
          <table:table-cell office:value-type="float" office:value="13184" table:style-name="ce10">
            <text:p>131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Vrouwen</text:p>
          </table:table-cell>
          <table:table-cell office:value-type="float" office:value="4298" table:style-name="ce10">
            <text:p>42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Vrouwen</text:p>
          </table:table-cell>
          <table:table-cell office:value-type="float" office:value="9151" table:style-name="ce10">
            <text:p>91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Vrouwen</text:p>
          </table:table-cell>
          <table:table-cell office:value-type="float" office:value="9708" table:style-name="ce10">
            <text:p>97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Vrouwen</text:p>
          </table:table-cell>
          <table:table-cell office:value-type="float" office:value="7736" table:style-name="ce10">
            <text:p>77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Vrouwen</text:p>
          </table:table-cell>
          <table:table-cell office:value-type="float" office:value="50088" table:style-name="ce10">
            <text:p>500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Vrouwen</text:p>
          </table:table-cell>
          <table:table-cell office:value-type="float" office:value="12901" table:style-name="ce10">
            <text:p>129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Vrouwen</text:p>
          </table:table-cell>
          <table:table-cell office:value-type="float" office:value="7046" table:style-name="ce10">
            <text:p>70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Vrouwen</text:p>
          </table:table-cell>
          <table:table-cell office:value-type="float" office:value="11794" table:style-name="ce10">
            <text:p>117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Vrouwen</text:p>
          </table:table-cell>
          <table:table-cell office:value-type="float" office:value="4271" table:style-name="ce10">
            <text:p>42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Vrouwen</text:p>
          </table:table-cell>
          <table:table-cell office:value-type="float" office:value="6206" table:style-name="ce10">
            <text:p>62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Vrouwen</text:p>
          </table:table-cell>
          <table:table-cell office:value-type="float" office:value="20540" table:style-name="ce10">
            <text:p>20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Vrouwen</text:p>
          </table:table-cell>
          <table:table-cell office:value-type="float" office:value="11915" table:style-name="ce10">
            <text:p>119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Vrouwen</text:p>
          </table:table-cell>
          <table:table-cell office:value-type="float" office:value="11669" table:style-name="ce10">
            <text:p>116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Vrouwen</text:p>
          </table:table-cell>
          <table:table-cell office:value-type="float" office:value="7049" table:style-name="ce10">
            <text:p>70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Vrouwen</text:p>
          </table:table-cell>
          <table:table-cell office:value-type="float" office:value="14617" table:style-name="ce10">
            <text:p>146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Vrouwen</text:p>
          </table:table-cell>
          <table:table-cell office:value-type="float" office:value="10780" table:style-name="ce10">
            <text:p>107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Vrouwen</text:p>
          </table:table-cell>
          <table:table-cell office:value-type="float" office:value="25121" table:style-name="ce10">
            <text:p>251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Vrouwen</text:p>
          </table:table-cell>
          <table:table-cell office:value-type="float" office:value="11795" table:style-name="ce10">
            <text:p>11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Vrouwen</text:p>
          </table:table-cell>
          <table:table-cell office:value-type="float" office:value="7898" table:style-name="ce10">
            <text:p>78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Vrouwen</text:p>
          </table:table-cell>
          <table:table-cell office:value-type="float" office:value="6004" table:style-name="ce10">
            <text:p>60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Vrouwen</text:p>
          </table:table-cell>
          <table:table-cell office:value-type="float" office:value="7197" table:style-name="ce10">
            <text:p>71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Vrouwen</text:p>
          </table:table-cell>
          <table:table-cell office:value-type="float" office:value="5786" table:style-name="ce10">
            <text:p>5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Vrouwen</text:p>
          </table:table-cell>
          <table:table-cell office:value-type="float" office:value="7826" table:style-name="ce10">
            <text:p>78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Vrouwen</text:p>
          </table:table-cell>
          <table:table-cell office:value-type="float" office:value="74396" table:style-name="ce10">
            <text:p>743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Vrouwen</text:p>
          </table:table-cell>
          <table:table-cell office:value-type="float" office:value="13344" table:style-name="ce10">
            <text:p>13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Vrouwen</text:p>
          </table:table-cell>
          <table:table-cell office:value-type="float" office:value="8622" table:style-name="ce10">
            <text:p>86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Vrouwen</text:p>
          </table:table-cell>
          <table:table-cell office:value-type="float" office:value="6710" table:style-name="ce10">
            <text:p>67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Vrouwen</text:p>
          </table:table-cell>
          <table:table-cell office:value-type="float" office:value="3176" table:style-name="ce10">
            <text:p>31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Vrouwen</text:p>
          </table:table-cell>
          <table:table-cell office:value-type="float" office:value="10387" table:style-name="ce10">
            <text:p>10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Vrouwen</text:p>
          </table:table-cell>
          <table:table-cell office:value-type="float" office:value="31500" table:style-name="ce10">
            <text:p>315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Vrouwen</text:p>
          </table:table-cell>
          <table:table-cell office:value-type="float" office:value="16380" table:style-name="ce10">
            <text:p>163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Vrouwen</text:p>
          </table:table-cell>
          <table:table-cell office:value-type="float" office:value="5726" table:style-name="ce10">
            <text:p>5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Vrouwen</text:p>
          </table:table-cell>
          <table:table-cell office:value-type="float" office:value="62175" table:style-name="ce10">
            <text:p>621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Vrouwen</text:p>
          </table:table-cell>
          <table:table-cell office:value-type="float" office:value="4086" table:style-name="ce10">
            <text:p>4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Vrouwen</text:p>
          </table:table-cell>
          <table:table-cell office:value-type="float" office:value="9351" table:style-name="ce10">
            <text:p>9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Vrouwen</text:p>
          </table:table-cell>
          <table:table-cell office:value-type="float" office:value="20399" table:style-name="ce10">
            <text:p>203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Vrouwen</text:p>
          </table:table-cell>
          <table:table-cell office:value-type="float" office:value="10356" table:style-name="ce10">
            <text:p>103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Vrouwen</text:p>
          </table:table-cell>
          <table:table-cell office:value-type="float" office:value="24121" table:style-name="ce10">
            <text:p>241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Vrouwen</text:p>
          </table:table-cell>
          <table:table-cell office:value-type="float" office:value="10869" table:style-name="ce10">
            <text:p>108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Vrouwen</text:p>
          </table:table-cell>
          <table:table-cell office:value-type="float" office:value="22823" table:style-name="ce10">
            <text:p>228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Vrouwen</text:p>
          </table:table-cell>
          <table:table-cell office:value-type="float" office:value="61658" table:style-name="ce10">
            <text:p>616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rke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11"/>
          <table:table-cell table:style-name="ce12"/>
          <table:table-cell table:style-name="ce13"/>
          <table:table-cell table:number-columns-repeated="16381"/>
        </table:table-row>
        <table:table-row table:number-rows-repeated="10462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hkan Ashkpour</meta:initial-creator>
    <dc:creator>Ashkan</dc:creator>
    <meta:creation-date>2017-12-07T12:17:16Z</meta:creation-date>
    <dc:date>2017-12-08T00:16:07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</office:meta>
</office:document-meta>
</file>